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weight="bold" officeooo:rsid="0003fc03" officeooo:paragraph-rsid="0003fc03" style:font-weight-asian="bold" style:font-weight-complex="bold"/>
    </style:style>
    <style:style style:name="P2" style:family="paragraph" style:parent-style-name="Standard">
      <style:text-properties style:font-name="Arial" fo:font-weight="bold" officeooo:rsid="0005bb85" officeooo:paragraph-rsid="0005bb85" style:font-weight-asian="bold" style:font-weight-complex="bold"/>
    </style:style>
    <style:style style:name="P3" style:family="paragraph" style:parent-style-name="Standard">
      <style:text-properties style:font-name="Arial" fo:font-weight="bold" officeooo:rsid="000a4594" officeooo:paragraph-rsid="000a4594" style:font-weight-asian="bold" style:font-weight-complex="bold"/>
    </style:style>
    <style:style style:name="P4" style:family="paragraph" style:parent-style-name="Standard">
      <style:text-properties style:font-name="Arial" fo:font-weight="bold" officeooo:rsid="0008b30b" officeooo:paragraph-rsid="0008b30b" style:font-weight-asian="bold" style:font-weight-complex="bold"/>
    </style:style>
    <style:style style:name="P5" style:family="paragraph" style:parent-style-name="Standard">
      <style:text-properties style:font-name="Arial" fo:font-weight="bold" officeooo:rsid="0007f123" officeooo:paragraph-rsid="000fff63" style:font-weight-asian="bold" style:font-weight-complex="bold"/>
    </style:style>
    <style:style style:name="P6" style:family="paragraph" style:parent-style-name="Standard">
      <style:text-properties style:font-name="Arial" fo:font-weight="bold" officeooo:rsid="0007f123" officeooo:paragraph-rsid="0007f123" style:font-weight-asian="bold" style:font-weight-complex="bold"/>
    </style:style>
    <style:style style:name="P7" style:family="paragraph" style:parent-style-name="Standard">
      <style:text-properties style:font-name="Arial" fo:font-weight="bold" officeooo:rsid="0006379b" officeooo:paragraph-rsid="0006379b" style:font-weight-asian="bold" style:font-weight-complex="bold"/>
    </style:style>
    <style:style style:name="P8" style:family="paragraph" style:parent-style-name="Standard">
      <style:text-properties style:font-name="Arial" fo:font-weight="bold" officeooo:rsid="0002d7d1" officeooo:paragraph-rsid="0002d7d1" style:font-weight-asian="bold" style:font-weight-complex="bold"/>
    </style:style>
    <style:style style:name="P9" style:family="paragraph" style:parent-style-name="Standard">
      <style:text-properties style:font-name="Arial" fo:font-weight="normal" officeooo:rsid="0003fc03" officeooo:paragraph-rsid="0003fc03" style:font-weight-asian="normal" style:font-weight-complex="normal"/>
    </style:style>
    <style:style style:name="P10" style:family="paragraph" style:parent-style-name="Standard">
      <style:text-properties style:font-name="Arial" fo:font-weight="normal" officeooo:rsid="0005bb85" officeooo:paragraph-rsid="0005bb85" style:font-weight-asian="normal" style:font-weight-complex="normal"/>
    </style:style>
    <style:style style:name="P11" style:family="paragraph" style:parent-style-name="Standard">
      <style:text-properties style:font-name="Arial" fo:font-weight="normal" officeooo:rsid="000a4594" officeooo:paragraph-rsid="000a4594" style:font-weight-asian="normal" style:font-weight-complex="normal"/>
    </style:style>
    <style:style style:name="P12" style:family="paragraph" style:parent-style-name="Standard">
      <style:text-properties style:font-name="Arial" fo:font-weight="normal" officeooo:rsid="000a4594" officeooo:paragraph-rsid="000f29b1" style:font-weight-asian="normal" style:font-weight-complex="normal"/>
    </style:style>
    <style:style style:name="P13" style:family="paragraph" style:parent-style-name="Standard">
      <style:text-properties style:font-name="Arial" fo:font-weight="normal" officeooo:rsid="0008b30b" officeooo:paragraph-rsid="000f29b1" style:font-weight-asian="normal" style:font-weight-complex="normal"/>
    </style:style>
    <style:style style:name="P14" style:family="paragraph" style:parent-style-name="Standard">
      <style:text-properties style:font-name="Arial" fo:font-weight="normal" officeooo:rsid="0008b30b" officeooo:paragraph-rsid="000a4594" style:font-weight-asian="normal" style:font-weight-complex="normal"/>
    </style:style>
    <style:style style:name="P15" style:family="paragraph" style:parent-style-name="Standard">
      <style:text-properties style:font-name="Arial" fo:font-weight="normal" officeooo:rsid="0008b30b" officeooo:paragraph-rsid="0008b30b" style:font-weight-asian="normal" style:font-weight-complex="normal"/>
    </style:style>
    <style:style style:name="P16" style:family="paragraph" style:parent-style-name="Standard">
      <style:text-properties style:font-name="Arial" fo:font-weight="normal" officeooo:rsid="0007f123" officeooo:paragraph-rsid="000fff63" style:font-weight-asian="normal" style:font-weight-complex="normal"/>
    </style:style>
    <style:style style:name="P17" style:family="paragraph" style:parent-style-name="Standard">
      <style:text-properties style:font-name="Arial" fo:font-weight="normal" officeooo:rsid="0007f123" officeooo:paragraph-rsid="0007f123" style:font-weight-asian="normal" style:font-weight-complex="normal"/>
    </style:style>
    <style:style style:name="P18" style:family="paragraph" style:parent-style-name="Standard">
      <style:text-properties style:font-name="Arial" fo:font-weight="normal" officeooo:rsid="0006379b" officeooo:paragraph-rsid="0006379b" style:font-weight-asian="normal" style:font-weight-complex="normal"/>
    </style:style>
    <style:style style:name="P19" style:family="paragraph" style:parent-style-name="Standard">
      <style:text-properties style:font-name="Arial" fo:font-weight="normal" officeooo:rsid="0002d7d1" officeooo:paragraph-rsid="0005bb85" style:font-weight-asian="normal" style:font-weight-complex="normal"/>
    </style:style>
    <style:style style:name="P20" style:family="paragraph" style:parent-style-name="Standard">
      <style:text-properties style:font-name="Arial" fo:font-weight="normal" officeooo:rsid="0002d7d1" officeooo:paragraph-rsid="0002d7d1" style:font-weight-asian="normal" style:font-weight-complex="normal"/>
    </style:style>
    <style:style style:name="P21" style:family="paragraph" style:parent-style-name="Standard">
      <style:text-properties style:font-name="Arial" officeooo:rsid="0002d7d1" officeooo:paragraph-rsid="0002d7d1"/>
    </style:style>
    <style:style style:name="P22" style:family="paragraph" style:parent-style-name="Standard">
      <style:text-properties style:font-name="Arial" officeooo:rsid="0002d7d1" officeooo:paragraph-rsid="0003fc0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3fc03" style:font-weight-asian="bold" style:font-weight-complex="bold"/>
    </style:style>
    <style:style style:name="T3" style:family="text">
      <style:text-properties fo:font-weight="bold" officeooo:rsid="0005bb85" style:font-weight-asian="bold" style:font-weight-complex="bold"/>
    </style:style>
    <style:style style:name="T4" style:family="text">
      <style:text-properties fo:font-weight="bold" officeooo:rsid="0008b30b" style:font-weight-asian="bold" style:font-weight-complex="bold"/>
    </style:style>
    <style:style style:name="T5" style:family="text">
      <style:text-properties fo:font-weight="bold" officeooo:rsid="000a4594" style:font-weight-asian="bold" style:font-weight-complex="bold"/>
    </style:style>
    <style:style style:name="T6" style:family="text">
      <style:text-properties fo:font-weight="bold" officeooo:rsid="00108a52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03fc03" style:font-weight-asian="normal" style:font-weight-complex="normal"/>
    </style:style>
    <style:style style:name="T9" style:family="text">
      <style:text-properties fo:font-weight="normal" officeooo:rsid="00108a52" style:font-weight-asian="normal" style:font-weight-complex="normal"/>
    </style:style>
    <style:style style:name="T10" style:family="text">
      <style:text-properties officeooo:rsid="0005bb85"/>
    </style:style>
    <style:style style:name="T11" style:family="text">
      <style:text-properties officeooo:rsid="0008b30b"/>
    </style:style>
    <style:style style:name="T12" style:family="text">
      <style:text-properties officeooo:rsid="00108a5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12">===</text:span>Questão 01<text:span text:style-name="T12">===</text:span></text:p>
      <text:p text:style-name="P21">.text<text:line-break/>main: addi $20, $0, 3 <text:line-break/> <text:s text:c="5"/>addi $8, $0, 5 <text:s/><text:line-break/> <text:s text:c="5"/>addi $9, $0, 0 <text:s/><text:line-break/> <text:s text:c="5"/>addi $10, $0, 1 <text:line-break/>voltar: div $10, $20 <text:line-break/> <text:s text:c="5"/>mfhi $12<text:line-break/> <text:s text:c="5"/>bne $12, $0, nmult <text:line-break/> <text:s text:c="5"/>#inicio do corpo (imprime os valores)<text:line-break/> <text:s text:c="5"/>addi $9, $9, 1 <text:line-break/><text:line-break/> <text:s text:c="5"/>addi $2, $0, 1<text:line-break/> <text:s text:c="5"/>add $4, $0, $10 <text:line-break/> <text:s text:c="5"/>syscall<text:line-break/> <text:s text:c="5"/><text:line-break/> <text:s text:c="5"/>addi $4, $0, ','<text:line-break/> <text:s text:c="5"/>addi $2, $0, 11<text:line-break/> <text:s text:c="5"/>syscall<text:line-break/> <text:s text:c="5"/>addi $4, $0, ' '<text:line-break/> <text:s text:c="5"/>addi $2, $0, 11<text:line-break/> <text:s text:c="5"/>syscall<text:line-break/> <text:s/>nmult: addi $10, $10, 1 #incrementa o numero<text:line-break/> <text:s text:c="5"/>bne $9, $8, voltar #testa se qtd ja impressa eh a qtd a ser impressa<text:line-break/> <text:s text:c="5"/>addi $2, $0, 10<text:line-break/> <text:s text:c="5"/>syscall</text:p>
      <text:p text:style-name="P21">_________________</text:p>
      <text:p text:style-name="P21"/>
      <text:p text:style-name="P8"><text:span text:style-name="T12">===</text:span>Questão 02 <text:span text:style-name="T12">===</text:span></text:p>
      <text:p text:style-name="P21">.text<text:line-break/>main:<text:line-break/> <text:s text:c="4"/>addi $8, $0, 0<text:line-break/> <text:s text:c="4"/>addi $9, $0, 101<text:line-break/>while:<text:line-break/> <text:s text:c="4"/>beq $8, $9, fim<text:line-break/> <text:s text:c="4"/>add $4, $8, $0<text:line-break/> <text:s text:c="4"/>addi $2, $0, 1 <text:line-break/> <text:s text:c="4"/>syscall<text:line-break/> <text:s text:c="4"/>addi $4, $0, 10<text:line-break/> <text:s text:c="4"/>addi $2, $0, 11<text:line-break/> <text:s text:c="4"/>syscall<text:line-break/> <text:s text:c="4"/>addi $8, $8, 1<text:line-break/> <text:s text:c="4"/>j while<text:line-break/>fim:<text:line-break/> <text:s text:c="4"/>addi $4, $0, 'F'<text:line-break/> <text:s text:c="4"/>addi $2, $0, 11<text:line-break/> <text:s text:c="4"/>syscall<text:line-break/> <text:s text:c="4"/>addi $4, $0, 'I'<text:line-break/> <text:s text:c="4"/>addi $2, $0, 11<text:line-break/> <text:s text:c="4"/>syscall<text:line-break/> <text:s text:c="4"/>addi $4, $0, 'M'<text:line-break/> <text:s text:c="4"/>addi $2, $0, 11<text:line-break/> <text:s text:c="4"/>syscall<text:line-break/> <text:s text:c="4"/>addi $4, $0, '!'<text:line-break/> <text:s text:c="4"/>addi $2, $0, 11<text:line-break/> <text:s text:c="4"/>syscall<text:line-break/> <text:s text:c="4"/>addi $2, $0, 10<text:line-break/> <text:s text:c="4"/>syscall<text:line-break/><text:tab/><text:line-break/><text:line-break/><text:line-break/>_________________</text:p>
      <text:p text:style-name="P8"><text:span text:style-name="T12">===</text:span>Questão 03 <text:span text:style-name="T12">===</text:span></text:p>
      <text:p text:style-name="P21">.text<text:line-break/>main: addi $8, $0, 10<text:line-break/> <text:s text:c="5"/>addi $9, $0, -1<text:line-break/>while:beq $8, $9, fim<text:line-break/> <text:s text:c="5"/>add $4, $8, $0<text:line-break/> <text:s text:c="5"/>addi $2, $0, 1 <text:line-break/> <text:s text:c="5"/>syscall<text:line-break/> <text:s text:c="5"/>addi $4, $0, 10<text:line-break/> <text:s text:c="5"/>addi $2, $0, 11<text:line-break/> <text:s text:c="5"/>syscall<text:line-break/> <text:s text:c="5"/>addi $8, $8, -1<text:line-break/> <text:s text:c="5"/>j while<text:line-break/><text:line-break/>fim: <text:s/>addi $4, $0, 'F'<text:line-break/> <text:s text:c="5"/>addi $2, $0, 11<text:line-break/> <text:s text:c="5"/>syscall<text:line-break/> <text:s text:c="5"/>addi $4, $0, 'I'<text:line-break/> <text:s text:c="5"/>addi $2, $0, 11<text:line-break/> <text:s text:c="5"/>syscall<text:line-break/> <text:s text:c="5"/>addi $4, $0, 'M'<text:line-break/> <text:s text:c="5"/>addi $2, $0, 11<text:line-break/> <text:s text:c="5"/>syscall<text:line-break/> <text:s text:c="5"/>addi $4, $0, '!'<text:line-break/> <text:s text:c="5"/>addi $2, $0, 11<text:line-break/> <text:s text:c="5"/>syscall<text:line-break/> <text:s text:c="5"/>addi $2, $0, 10<text:line-break/> <text:s text:c="5"/>syscall<text:line-break/>_________________</text:p>
      <text:p text:style-name="P21">Questão 04 - </text:p>
      <text:p text:style-name="P21">.text<text:line-break/>main:<text:line-break/> <text:s text:c="4"/>addi $8, $0, 0<text:line-break/> <text:s text:c="4"/>addi $9, $0, 101000<text:line-break/>while:<text:line-break/> <text:s text:c="4"/>beq $8, $9, fim<text:line-break/> <text:s text:c="4"/>add $4, $8, $0<text:line-break/> <text:s text:c="4"/>addi $2, $0, 1<text:line-break/> <text:s text:c="4"/>syscall<text:line-break/> <text:s text:c="4"/>addi $4, $0, 10<text:line-break/> <text:s text:c="4"/>addi $2, $0, 11<text:line-break/> <text:s text:c="4"/>syscall<text:line-break/> <text:s text:c="4"/>addi $8, $8, 1000<text:line-break/> <text:s text:c="4"/>j while<text:line-break/>fim:<text:line-break/> <text:s text:c="2"/>exit:<text:line-break/>_________________</text:p>
      <text:p text:style-name="P21"><text:span text:style-name="T6">===</text:span><text:span text:style-name="T1">Questão 05 </text:span><text:span text:style-name="T6">===</text:span></text:p>
      <text:p text:style-name="P21">data<text:line-break/>ms1: .asciiz "Digite 10 numeros:"<text:line-break/>.text<text:line-break/> <text:s text:c="3"/>li $v0,4<text:line-break/> <text:s text:c="3"/>la $a0, ms1<text:line-break/> <text:s text:c="3"/>syscall <text:line-break/> <text:s text:c="3"/><text:line-break/> <text:s text:c="3"/>addi $4, $0, 10<text:line-break/> <text:s text:c="3"/>addi $2, $0, 11<text:line-break/> <text:s text:c="3"/>syscall<text:line-break/>main:<text:line-break/> <text:s text:c="3"/>addi $10, $10, 1 # CONTADOR<text:line-break/> <text:s text:c="3"/>addi $11,$0,10 # VARIAVEL PARA O WHILE<text:line-break/> <text:s text:c="3"/><text:line-break/> <text:s text:c="3"/>li $v0, 5 #INPUT DE NUMEROS<text:line-break/> <text:s text:c="3"/>syscall<text:line-break/> <text:s text:c="3"/><text:line-break/> <text:s text:c="3"/>move $8,$v0 #MOVO O QUE TA NO V0 PARA O $8, PARA GUARDAR A ENTRADA DO SYSCALL<text:line-break/> <text:s text:c="3"/>add $9,$8,$9 #AQUI QUANDO ELE ADICIONAR PELA PRIMEIRA VEZ O $8 NO $9, A PARTIR DA SEGUNDA ELE VAI SOMAR OS VALORES $9 MOVER PARA O $8 E PARA O $9 FAZENDO COM QUE SOME<text:line-break/> <text:s text:c="3"/>beq $10,$11,fim #VAI FAZER ISSO ENQUANTO NAO $10 NAO FOR 10<text:line-break/> <text:s text:c="3"/>j main<text:line-break/> <text:s text:c="3"/><text:line-break/>fim:</text:p>
      <text:p text:style-name="P21">_________________</text:p>
      <text:p text:style-name="P8"><text:span text:style-name="T12">===</text:span>Questão 06 <text:span text:style-name="T12">===</text:span></text:p>
      <text:p text:style-name="P22">.data<text:line-break/>ms1: .asciiz "Digite 10 numeros:"<text:line-break/>ms2: .asciiz "A media e: "<text:line-break/>.text<text:line-break/> <text:s text:c="3"/>li $v0,4<text:line-break/> <text:s text:c="3"/>la $a0, ms1<text:line-break/> <text:s text:c="3"/>syscall <text:line-break/> <text:s text:c="3"/><text:line-break/> <text:s text:c="3"/>addi $4, $0, 10<text:line-break/> <text:s text:c="3"/>addi $2, $0, 11<text:line-break/> <text:s text:c="3"/>syscall<text:line-break/> <text:s text:c="3"/>addi $12, $0, 10<text:line-break/>main:<text:line-break/> <text:s text:c="3"/>addi $10, $10, 1 <text:line-break/> <text:s text:c="3"/>addi $11,$0,10 <text:line-break/> <text:s text:c="3"/><text:line-break/> <text:s text:c="3"/>li $v0, 5 <text:line-break/> <text:s text:c="3"/>syscall<text:line-break/> <text:s text:c="3"/><text:line-break/> <text:s text:c="3"/>move $8,$v0 <text:line-break/> <text:s text:c="3"/>add $9,$8,$9 <text:line-break/> <text:s text:c="3"/>beq $10,$11,fim <text:line-break/> <text:s text:c="3"/>j main<text:line-break/> <text:s text:c="3"/><text:line-break/>fim:<text:line-break/> <text:s text:c="2"/>li $v0,4<text:line-break/> <text:s text:c="2"/>la $a0, ms2<text:line-break/> <text:s text:c="2"/>syscall <text:line-break/> <text:s text:c="2"/><text:line-break/> <text:s text:c="2"/>addi $4, $0, 10<text:line-break/> <text:s text:c="2"/>addi $2, $0, 11<text:line-break/> <text:s text:c="2"/>syscall<text:line-break/> <text:s text:c="2"/><text:line-break/> <text:s text:c="2"/>div $9, $12<text:line-break/> <text:s text:c="2"/>mflo $13<text:line-break/> <text:s text:c="2"/>li $v0, 1<text:line-break/> <text:s text:c="2"/>move $a0,$13<text:line-break/> <text:s text:c="2"/>syscall</text:p>
      <text:p text:style-name="P22">_________________</text:p>
      <text:p text:style-name="P1"><text:soft-page-break/><text:span text:style-name="T12">=== </text:span>Questão 07 <text:span text:style-name="T12">===</text:span></text:p>
      <text:p text:style-name="P9">.data<text:line-break/>ms1: .asciiz "Digite 10 numeros:"<text:line-break/>ms2: .asciiz "A media e: "<text:line-break/>ms3: .asciiz "Voce digitou um numero negativo!"<text:line-break/>.text<text:line-break/> <text:s text:c="3"/>li $v0,4<text:line-break/> <text:s text:c="3"/>la $a0, ms1<text:line-break/> <text:s text:c="3"/>syscall <text:line-break/> <text:s text:c="3"/><text:line-break/> <text:s text:c="3"/>addi $4, $0, 10<text:line-break/> <text:s text:c="3"/>addi $2, $0, 11<text:line-break/> <text:s text:c="3"/>syscall<text:line-break/> <text:s text:c="3"/>addi $12, $0, 10<text:line-break/>main:<text:line-break/> <text:s text:c="3"/>addi $10, $10, 1 <text:line-break/> <text:s text:c="3"/>addi $11,$0,10 <text:line-break/> <text:s text:c="3"/><text:line-break/> <text:s text:c="3"/>li $v0, 5<text:line-break/> <text:s text:c="3"/>syscall<text:line-break/> <text:s text:c="3"/><text:line-break/> <text:s text:c="3"/>move $8,$v0 <text:line-break/> <text:s text:c="3"/>blt $8,$0,fim <text:s/><text:line-break/> <text:s text:c="3"/>j fi<text:line-break/> <text:s text:c="3"/>add $9,$8,$9 <text:line-break/> <text:s text:c="3"/>beq $10,$11,fim <text:line-break/> <text:s text:c="3"/>j main<text:line-break/> <text:s text:c="3"/><text:line-break/>fim:<text:line-break/> <text:s text:c="2"/>li $v0,4<text:line-break/> <text:s text:c="2"/>la $a0, ms3<text:line-break/> <text:s text:c="2"/>syscall <text:line-break/> <text:s text:c="2"/><text:line-break/> <text:s text:c="2"/>addi $4, $0, 10<text:line-break/> <text:s text:c="2"/>addi $2, $0, 11<text:line-break/> <text:s text:c="2"/>syscall<text:line-break/> <text:s text:c="2"/><text:line-break/> <text:s text:c="2"/>li $v0,4<text:line-break/> <text:s text:c="2"/>la $a0, ms2<text:line-break/> <text:s text:c="2"/>syscall <text:line-break/> <text:s text:c="2"/><text:line-break/> <text:s text:c="2"/>addi $4, $0, 10<text:line-break/> <text:s text:c="2"/>addi $2, $0, 11<text:line-break/> <text:s text:c="2"/>syscall<text:line-break/> <text:s text:c="2"/><text:line-break/> <text:s text:c="2"/>div $9, $12<text:line-break/> <text:s text:c="2"/>mflo $13<text:line-break/> <text:s text:c="2"/>li $v0, 1<text:line-break/> <text:s text:c="2"/>move $a0,$13<text:line-break/> <text:s text:c="2"/>syscall</text:p>
      <text:p text:style-name="P22"><text:span text:style-name="T8">_________________</text:span><text:span text:style-name="T6">===</text:span><text:span text:style-name="T9"> </text:span><text:span text:style-name="T2">Questão 08 </text:span><text:span text:style-name="T6">===</text:span><text:line-break/>.text<text:line-break/><text:line-break/>main:<text:line-break/><text:tab/>addi $8, $8, 1 <text:line-break/><text:tab/>addi $11, $0, 10 <text:line-break/>back:<text:tab/><text:line-break/><text:tab/>li $v0, 5 <text:line-break/><text:tab/>syscall <text:line-break/> <text:line-break/><text:tab/>bge $9, $v0, maior<text:line-break/><text:tab/>move $12, $9<text:line-break/><text:tab/>move $9, $v0<text:line-break/><text:tab/>j menor <text:s text:c="3"/><text:line-break/>maior: <text:line-break/><text:tab/>move $12, $v0<text:line-break/><text:tab/>move $10, $9<text:line-break/><text:tab/>beq $8, $11, exit <text:line-break/><text:tab/>j main <text:line-break/>menor: <text:line-break/><text:tab/>move $10, $v0<text:line-break/><text:tab/>beq $8, $11, exit <text:line-break/><text:tab/>j main <text:line-break/><text:line-break/>exit:<text:line-break/>_________________<text:span text:style-name="T12">=== </text:span><text:span text:style-name="T2">Questão 09 </text:span><text:span text:style-name="T6">===</text:span></text:p>
      <text:p text:style-name="P22"><text:span text:style-name="T7">.data<text:line-break/>msg1: .asciiz "Digite um número qualquer: "<text:line-break/>msg2: .asciiz " Seu programa acabou."<text:line-break/>msg3: .asciiz "\n"<text:line-break/><text:line-break/>.text<text:line-break/>main: <text:tab/>addi $9, $0, 2<text:line-break/><text:tab/>addi $11, $0, 0<text:line-break/><text:tab/>addi $17, $0, 1<text:line-break/><text:line-break/><text:tab/>li $2, 4 <text:line-break/><text:tab/>la $4, msg1<text:line-break/><text:tab/>syscall<text:line-break/><text:tab/><text:line-break/><text:tab/>li $2, 5<text:line-break/><text:tab/>syscall<text:line-break/><text:tab/>add $8, $2, $0<text:line-break/><text:tab/>addi $8, $8, 1<text:line-break/><text:line-break/><text:tab/><text:line-break/>conta:<text:tab/>addi $11, $11, 1<text:line-break/><text:tab/>div $11, $9<text:line-break/><text:tab/>mfhi $10<text:line-break/><text:tab/>bne $10, $0, print<text:line-break/><text:tab/>j conta<text:line-break/><text:tab/><text:line-break/>print:<text:tab/>addi $17, $17, 1<text:line-break/><text:tab/><text:line-break/><text:tab/>addi $2, $0, 1<text:line-break/> <text:s text:c="5"/><text:tab/>add $4, $0, $11<text:line-break/> <text:s text:c="5"/><text:tab/>syscall<text:line-break/> <text:s text:c="5"/><text:tab/><text:tab/><text:line-break/><text:tab/>li $2, 4 <text:line-break/><text:tab/>la $4, msg3<text:line-break/><text:tab/>syscall<text:line-break/><text:tab/><text:line-break/> <text:s text:c="5"/><text:tab/>beq $17, $8, end<text:line-break/> <text:s text:c="5"/><text:tab/>j conta<text:line-break/> <text:s text:c="5"/><text:line-break/>end: <text:tab/>li $2, 4 <text:line-break/><text:tab/>la $4, msg2<text:line-break/><text:tab/>syscall<text:line-break/>_________________</text:span><text:span text:style-name="T6">===</text:span><text:span text:style-name="T9"> </text:span><text:span text:style-name="T2">Questão 10 </text:span><text:span text:style-name="T6">===</text:span></text:p>
      <text:p text:style-name="P22">.data<text:line-break/>msg1: .asciiz "Vamos calcular a soma dos 50 primeiros números pares! "<text:line-break/>msg2: .asciiz "A soma é: "<text:line-break/><text:line-break/>.text<text:line-break/>main:<text:tab/>addi $8, $0, 0<text:line-break/><text:tab/>addi $9, $0, 2<text:line-break/><text:tab/>addi $10, $0, 50<text:line-break/><text:line-break/><text:tab/>li $2, 4 <text:line-break/><text:tab/>la $4, msg1<text:line-break/><text:tab/>syscall<text:line-break/><text:tab/><text:line-break/>cont:<text:tab/>addi $8, $8, 1<text:line-break/><text:tab/>beq $30, $10, end<text:line-break/><text:tab/>div $8, $9<text:line-break/><text:tab/>mfhi $20<text:line-break/><text:tab/>beq $20, $0, soma<text:line-break/><text:tab/>j cont<text:line-break/><text:tab/><text:line-break/>soma:<text:tab/>add $15, $15, $8<text:line-break/><text:tab/>addi $30, $30, 1<text:line-break/><text:tab/>j cont<text:line-break/><text:tab/><text:line-break/>end: <text:tab/>li $2, 4 <text:line-break/><text:tab/>la $4, msg2<text:line-break/><text:tab/>syscall<text:line-break/><text:line-break/><text:tab/>addi $2, $0, 1<text:line-break/> <text:s text:c="5"/><text:tab/>add $4, $0, $15<text:line-break/> <text:s text:c="5"/><text:tab/>syscall<text:line-break/>_________________<text:span text:style-name="T6">===</text:span><text:span text:style-name="T12"> </text:span><text:span text:style-name="T2">Questão 11 </text:span><text:span text:style-name="T6">===</text:span></text:p>
      <text:p text:style-name="P22"><text:span text:style-name="T8">.data<text:line-break/>msg1: .asciiz "Coloque um valor: "<text:line-break/>msg2: .asciiz "seu programa acabou."<text:line-break/><text:line-break/>.text<text:line-break/>main:<text:tab/><text:line-break/><text:tab/>li $v0, 4<text:line-break/><text:tab/>la $a0, msg1<text:line-break/><text:tab/>syscall<text:line-break/><text:tab/><text:line-break/><text:tab/>li $2, 6 <text:line-break/><text:tab/>syscall <text:line-break/><text:tab/>add $8, $0, $2<text:line-break/><text:tab/><text:line-break/><text:tab/>bgez $2, else<text:line-break/><text:tab/>j exit <text:line-break/><text:tab/><text:line-break/>else:<text:tab/><text:line-break/><text:tab/>addi $2, $0, 1<text:line-break/> <text:s text:c="4"/><text:tab/>add $4, $0, $9<text:line-break/> <text:s text:c="4"/><text:tab/>syscall<text:line-break/> <text:s text:c="4"/><text:tab/><text:line-break/> <text:s text:c="4"/><text:tab/>addi $4, $0, ' '<text:line-break/> <text:s text:c="5"/><text:tab/>addi $2, $0, 11<text:line-break/> <text:s text:c="5"/><text:tab/>syscall<text:line-break/> <text:s text:c="5"/><text:tab/><text:line-break/><text:tab/>addi $9, $9, 1<text:line-break/></text:span><text:soft-page-break/><text:span text:style-name="T8"><text:line-break/><text:tab/>bne $9, $8, else<text:line-break/><text:tab/>j exit<text:line-break/><text:tab/><text:tab/><text:tab/><text:line-break/>exit: </text:span></text:p>
      <text:p text:style-name="P22"><text:span text:style-name="T8">_________________</text:span><text:span text:style-name="T6">===</text:span><text:span text:style-name="T9"> </text:span><text:span text:style-name="T2">Questão 12 </text:span><text:span text:style-name="T6">===</text:span><text:span text:style-name="T2"> </text:span></text:p>
      <text:p text:style-name="P9">.data<text:line-break/>msg1: .asciiz "Coloque um valor: "<text:line-break/>msg2: .asciiz "seu programa acabou."<text:line-break/><text:line-break/>.text<text:line-break/>main:<text:tab/>addi $30, $0, -1<text:line-break/><text:line-break/><text:tab/>li $2, 4 <text:line-break/><text:tab/>la $4, msg1<text:line-break/><text:tab/>syscall<text:line-break/><text:tab/><text:line-break/><text:tab/>li $2, 5<text:line-break/><text:tab/>syscall<text:line-break/><text:tab/>add $8, $2, $0<text:line-break/><text:tab/><text:line-break/><text:tab/>bge $8, $0, diminui<text:line-break/><text:tab/>j end<text:line-break/><text:tab/><text:line-break/>diminui:<text:tab/>addi $2, $0, 1<text:line-break/> <text:s text:c="5"/><text:tab/>add $4, $0, $8<text:line-break/> <text:s text:c="5"/><text:tab/>syscall<text:line-break/> <text:s text:c="5"/><text:tab/><text:line-break/> <text:s text:c="5"/><text:tab/>addi $4, $0, ' '<text:line-break/> <text:s text:c="4"/><text:tab/>addi $2, $0, 11<text:line-break/> <text:s text:c="4"/><text:tab/>syscall<text:line-break/> <text:s text:c="5"/><text:tab/><text:line-break/><text:tab/>sub $8, $8, 1<text:line-break/><text:tab/><text:line-break/><text:tab/>beq $8, $30, end<text:line-break/><text:tab/>j diminui<text:line-break/><text:tab/><text:line-break/>end: <text:tab/>li $2, 4 <text:line-break/><text:tab/>la $4, msg2<text:line-break/><text:tab/>syscall</text:p>
      <text:p text:style-name="P22"><text:span text:style-name="T8">_________________</text:span><text:span text:style-name="T6">===</text:span><text:span text:style-name="T9"> </text:span><text:span text:style-name="T2">Questão 13 </text:span><text:span text:style-name="T6">===</text:span></text:p>
      <text:p text:style-name="P9">.data<text:line-break/>msg1: .asciiz "Coloque um inteiro positivo par: "<text:line-break/>msg2: .asciiz " Seu programa acabou."<text:line-break/><text:line-break/>.text <text:line-break/>main: <text:tab/>addi $31, $0, 2<text:line-break/><text:line-break/><text:tab/>li $2, 4 <text:line-break/><text:tab/>la $4, msg1<text:line-break/><text:tab/>syscall<text:line-break/><text:tab/><text:line-break/><text:tab/>li $2, 5<text:line-break/><text:tab/>syscall<text:line-break/><text:tab/>add $8, $2, $0<text:line-break/><text:tab/><text:line-break/><text:tab/>div $8, $31<text:line-break/><text:tab/>mfhi $30<text:line-break/><text:tab/>beq $30, $0, cont<text:line-break/><text:tab/>j end<text:line-break/><text:tab/><text:line-break/>cont: <text:tab/>addi $2, $0, 1<text:line-break/> <text:s text:c="4"/><text:tab/>add $4, $0, $9<text:line-break/> <text:s text:c="4"/><text:tab/>syscall<text:line-break/> <text:s text:c="4"/><text:tab/><text:line-break/> <text:s text:c="4"/><text:tab/>addi $4, $0, ' '<text:line-break/> <text:s text:c="5"/><text:tab/>addi $2, $0, 11<text:line-break/> <text:s text:c="5"/><text:tab/>syscall<text:line-break/> <text:s text:c="5"/><text:tab/><text:line-break/> <text:s text:c="5"/><text:tab/>addi $9, $9, 2<text:line-break/> <text:s text:c="5"/><text:tab/><text:line-break/> <text:s text:c="5"/><text:tab/>bne $9, $8, cont<text:line-break/><text:tab/>j end<text:line-break/><text:tab/><text:line-break/>end: <text:tab/>addi $2, $0, 1<text:line-break/> <text:s text:c="4"/><text:tab/>add $4, $0, $9<text:line-break/> <text:s text:c="4"/><text:tab/>syscall<text:line-break/><text:line-break/><text:tab/>li $2, 4 <text:line-break/><text:tab/>la $4, msg2<text:line-break/><text:tab/>syscall</text:p>
      <text:p text:style-name="P9">_________________</text:p>
      <text:p text:style-name="P1"><text:span text:style-name="T12">=== </text:span>Questão 14 <text:span text:style-name="T12">===</text:span></text:p>
      <text:p text:style-name="P22"><text:span text:style-name="T8">.data<text:line-break/>msg1: .asciiz "Digite um inteiro positvo par: "<text:line-break/>msg2: .asciiz " Seu programa acabou."<text:line-break/><text:line-break/>.text<text:line-break/>main:<text:tab/>addi $30, $0, -2<text:line-break/><text:line-break/><text:tab/>li $2, 4 <text:line-break/><text:tab/>la $4, msg1<text:line-break/><text:tab/>syscall<text:line-break/><text:tab/><text:line-break/><text:tab/>li $2, 5<text:line-break/><text:tab/>syscall<text:line-break/><text:tab/>add $8, $2, $0<text:line-break/><text:tab/><text:line-break/><text:tab/>div $8, $31<text:line-break/><text:tab/>mfhi $30<text:line-break/><text:tab/>beq $30, $0, diminui<text:line-break/><text:tab/>j end<text:line-break/><text:tab/><text:line-break/>diminui:<text:tab/>addi $2, $0, 1<text:line-break/> <text:s text:c="5"/><text:tab/>add $4, $0, $8<text:line-break/> <text:s text:c="5"/><text:tab/>syscall<text:line-break/> <text:s text:c="5"/><text:tab/><text:line-break/> <text:s text:c="5"/><text:tab/>addi $4, $0, ' '<text:line-break/> <text:s text:c="4"/><text:tab/>addi $2, $0, 11<text:line-break/> <text:s text:c="4"/><text:tab/>syscall<text:line-break/> <text:s text:c="5"/><text:tab/><text:line-break/><text:tab/>sub $8, $8, 2<text:line-break/><text:tab/><text:line-break/><text:tab/>beq $8, $30, end<text:line-break/><text:tab/>j diminui<text:line-break/><text:tab/><text:line-break/>end: <text:tab/>addi $2, $0, 1<text:line-break/> <text:s text:c="5"/><text:tab/>add $4, $0, $8<text:line-break/> <text:s text:c="5"/><text:tab/>syscall<text:line-break/><text:line-break/><text:tab/>li $2, 4 <text:line-break/><text:tab/>la $4, msg2<text:line-break/><text:tab/>syscall</text:span><text:line-break/>_________________</text:p>
      <text:p text:style-name="P1"><text:span text:style-name="T12">=== </text:span>Questão 15 <text:span text:style-name="T12">===</text:span></text:p>
      <text:p text:style-name="P21">.data <text:line-break/>msg1: .asciiz "Digite um número inteiro positivo ímpar: "<text:line-break/>msg2: .asciiz " Seu programa acabou. "<text:line-break/><text:line-break/>.text <text:line-break/>main: <text:tab/>addi $31, $0, 2<text:line-break/><text:line-break/><text:tab/>li $2, 4 <text:line-break/><text:tab/>la $4, msg1<text:line-break/><text:tab/>syscall<text:line-break/><text:tab/><text:line-break/><text:tab/>li $2, 5<text:line-break/><text:tab/>syscall<text:line-break/><text:tab/>add $8, $2, $0<text:line-break/><text:tab/><text:line-break/><text:tab/>div $8, $31<text:line-break/><text:tab/>mfhi $30<text:line-break/><text:tab/>bne $30, $0, cont<text:line-break/><text:tab/>j end<text:line-break/><text:tab/><text:line-break/>cont: <text:s text:c="7"/><text:tab/>addi $9, $9, 1<text:line-break/> <text:s text:c="5"/><text:tab/>j contt<text:line-break/> <text:s text:c="5"/><text:line-break/>contt: <text:tab/>addi $2, $0, 1<text:line-break/> <text:s text:c="4"/><text:tab/>add $4, $0, $9<text:line-break/> <text:s text:c="4"/><text:tab/>syscall<text:line-break/> <text:s text:c="4"/><text:tab/><text:line-break/> <text:s text:c="4"/><text:tab/>addi $4, $0, ' '<text:line-break/> <text:s text:c="5"/><text:tab/>addi $2, $0, 11<text:line-break/> <text:s text:c="5"/><text:tab/>syscall<text:line-break/> <text:s text:c="5"/><text:tab/><text:line-break/> <text:s text:c="5"/><text:tab/>addi $9, $9, 2<text:line-break/> <text:s text:c="5"/><text:tab/><text:line-break/> <text:s text:c="5"/><text:tab/>beq $9, $8, end<text:line-break/> <text:s text:c="5"/><text:tab/>j contt<text:line-break/> <text:s text:c="5"/><text:tab/><text:line-break/>end: <text:tab/>addi $2, $0, 1<text:line-break/> <text:s text:c="4"/><text:tab/>add $4, $0, $9<text:line-break/> <text:s text:c="4"/><text:tab/>syscall<text:line-break/><text:line-break/><text:tab/>li $2, 4 <text:line-break/><text:tab/>la $4, msg2<text:line-break/><text:tab/>syscall</text:p>
      <text:p text:style-name="P21">_________________<text:span text:style-name="T6">===</text:span><text:span text:style-name="T12"> </text:span><text:span text:style-name="T2">Questão 16 </text:span><text:span text:style-name="T6">===</text:span></text:p>
      <text:p text:style-name="P20">.data<text:line-break/>msg1: .asciiz "Digite um inteiro positvo ímpar: "<text:line-break/>msg2: .asciiz " Seu programa acabou."<text:line-break/><text:line-break/>.text<text:line-break/>main:<text:tab/>addi $31, $0, 2<text:line-break/><text:line-break/><text:tab/>li $2, 4 <text:line-break/><text:tab/>la $4, msg1<text:line-break/><text:soft-page-break/><text:tab/>syscall<text:line-break/><text:tab/><text:line-break/><text:tab/>li $2, 5<text:line-break/><text:tab/>syscall<text:line-break/><text:tab/>add $8, $2, $0<text:line-break/><text:tab/><text:line-break/><text:tab/>div $8, $31<text:line-break/><text:tab/>mfhi $30<text:line-break/><text:tab/>bne $30, $0, cont<text:line-break/><text:tab/>j end<text:line-break/><text:tab/><text:line-break/>cont:<text:tab/>addi $2, $0, 1<text:line-break/> <text:s text:c="5"/><text:tab/>add $4, $0, $8<text:line-break/> <text:s text:c="5"/><text:tab/>syscall<text:line-break/> <text:s text:c="5"/><text:tab/><text:line-break/> <text:s text:c="5"/><text:tab/>addi $4, $0, ' '<text:line-break/> <text:s text:c="4"/><text:tab/>addi $2, $0, 11<text:line-break/> <text:s text:c="4"/><text:tab/>syscall<text:line-break/> <text:s text:c="4"/><text:tab/><text:line-break/> <text:s text:c="4"/><text:tab/>sub $8, $8, 2<text:line-break/><text:tab/><text:line-break/><text:tab/>beq $8, $30, end<text:line-break/><text:tab/>j cont<text:line-break/><text:tab/><text:line-break/>end: <text:tab/>addi $2, $0, 1<text:line-break/> <text:s text:c="4"/><text:tab/>add $4, $0, $8<text:line-break/> <text:s text:c="4"/><text:tab/>syscall<text:line-break/><text:line-break/><text:tab/>li $2, 4 <text:line-break/><text:tab/>la $4, msg2<text:line-break/><text:tab/>syscall</text:p>
      <text:p text:style-name="P20">_________________<text:span text:style-name="T12">=== </text:span><text:span text:style-name="T3">Questão 17 </text:span><text:span text:style-name="T6">===</text:span></text:p>
      <text:p text:style-name="P20">.data<text:line-break/>msg1: .asciiz "Digite um número inteiro positivo: "<text:line-break/>msg2: .asciiz " Seu programa acabou."<text:line-break/><text:line-break/>.text<text:line-break/>main:<text:tab/>addi $30, $0, -1<text:line-break/><text:line-break/><text:tab/>li $2, 4 <text:line-break/><text:tab/>la $4, msg1<text:line-break/><text:tab/>syscall<text:line-break/><text:tab/><text:line-break/><text:tab/>li $2, 5<text:line-break/><text:tab/>syscall<text:line-break/><text:tab/>add $8, $2, $0<text:line-break/><text:tab/><text:line-break/><text:tab/>bge $8, $0, cont<text:line-break/><text:tab/>j end<text:line-break/><text:tab/><text:line-break/>cont:<text:tab/>add $7, $8, $0<text:line-break/><text:tab/>j contt<text:line-break/><text:line-break/>contt:<text:tab/>add $9, $9, $7<text:line-break/><text:tab/><text:line-break/><text:tab/>add $7, $7, $30<text:line-break/> <text:s text:c="5"/><text:tab/><text:line-break/> <text:s text:c="5"/><text:tab/>beq $7, $0, end<text:line-break/> <text:s text:c="5"/><text:tab/>j contt<text:line-break/> <text:s text:c="5"/><text:tab/><text:line-break/> <text:s text:c="5"/><text:tab/><text:line-break/>end: <text:tab/>addi $2, $0, 1<text:line-break/> <text:s text:c="5"/><text:tab/>add $4, $0, $9<text:line-break/> <text:s text:c="5"/><text:tab/>syscall<text:line-break/><text:line-break/><text:tab/>li $2, 4 <text:line-break/><text:tab/>la $4, msg2<text:line-break/><text:tab/>syscall</text:p>
      <text:p text:style-name="P20">_________________<text:span text:style-name="T6">===</text:span><text:span text:style-name="T12"> </text:span><text:span text:style-name="T3">Questão 18 </text:span><text:span text:style-name="T6">===</text:span></text:p>
      <text:p text:style-name="P20">.data<text:line-break/>msg1: .asciiz "Digite a quantidade de vezes que você vai colocar um número: "<text:line-break/>msg2: .asciiz "Digite um número: "<text:line-break/>msg3: .asciiz " Seu programa acabou."<text:line-break/><text:line-break/>.text<text:line-break/>main: <text:tab/>addi $21, $0, 1<text:line-break/><text:line-break/><text:tab/>li $2, 4 <text:line-break/><text:tab/>la $4, msg1<text:line-break/><text:tab/>syscall<text:line-break/><text:tab/><text:line-break/><text:tab/>li $2, 5<text:line-break/><text:tab/>syscall<text:line-break/><text:tab/>add $8, $2, $0<text:line-break/><text:tab/>j vezes<text:line-break/><text:line-break/>vezes:<text:tab/>li $2, 4 <text:line-break/><text:tab/>la $4, msg2<text:line-break/><text:tab/>syscall<text:line-break/><text:line-break/><text:tab/>li $2, 5<text:line-break/><text:tab/>syscall<text:line-break/><text:tab/>add $9, $2, $0<text:line-break/><text:tab/><text:line-break/><text:tab/>bge $10, $9, cont<text:line-break/><text:tab/>j contt<text:line-break/><text:tab/><text:line-break/>cont:<text:tab/>add $11, $10, $0<text:line-break/><text:tab/>j contt<text:line-break/><text:tab/><text:line-break/>contt:<text:tab/>bge $9, $10, rest<text:line-break/><text:tab/>j conttt<text:line-break/><text:tab/><text:line-break/>rest:<text:tab/>add $11, $9, $0<text:line-break/><text:tab/>j conttt<text:line-break/><text:tab/><text:line-break/>conttt:<text:tab/>add $10, $9, $0<text:line-break/><text:line-break/><text:tab/>addi $20, $20, 1<text:line-break/><text:tab/>beq $20, $8, quaseend<text:line-break/><text:tab/>j vezes<text:line-break/><text:tab/><text:line-break/>quaseend:<text:tab/>addi $2, $0, 1<text:line-break/> <text:s text:c="4"/><text:tab/>add $4, $0, $11<text:line-break/> <text:s text:c="5"/><text:tab/>syscall<text:line-break/><text:tab/><text:line-break/><text:tab/>addi $21, $21, 1<text:line-break/><text:tab/>beq $21, $8, end<text:line-break/><text:tab/>j quaseend<text:line-break/><text:tab/><text:line-break/>end: <text:tab/>addi $2, $0, 1<text:line-break/> <text:s text:c="4"/><text:tab/>add $4, $0, $11<text:line-break/> <text:s text:c="5"/><text:tab/>syscall<text:line-break/><text:tab/><text:line-break/><text:tab/>li $2, 4 <text:line-break/><text:tab/>la $4, msg3<text:line-break/><text:tab/>syscall</text:p>
      <text:p text:style-name="P19">_________________<text:span text:style-name="T6">===</text:span><text:span text:style-name="T12"> </text:span><text:span text:style-name="T3">Questão 19 </text:span><text:span text:style-name="T6">===</text:span></text:p>
      <text:p text:style-name="P10">.data<text:line-break/>msg1: .asciiz "Digite um número entre 100 e 999: "<text:line-break/>msg2: .asciiz " Seu programa acabou."<text:line-break/>msg3: .asciiz "\n"<text:line-break/><text:line-break/>.text<text:line-break/>main:<text:tab/>addi $10, $0, 100<text:line-break/><text:tab/>addi $11, $0, 999<text:line-break/><text:tab/>addi $12, $0, 10<text:line-break/><text:tab/>addi $13, $0, 3<text:line-break/><text:line-break/><text:tab/>li $2, 4 <text:line-break/><text:tab/>la $4, msg1<text:line-break/><text:tab/>syscall<text:line-break/><text:tab/><text:line-break/><text:tab/>li $2, 5<text:line-break/><text:tab/>syscall<text:line-break/><text:tab/>add $8, $2, $0<text:line-break/><text:tab/><text:line-break/><text:tab/>bge $8, $10, cont<text:line-break/><text:tab/>j end<text:line-break/><text:tab/><text:line-break/>cont:<text:tab/>ble $8, $11, contt<text:line-break/><text:tab/>j end<text:line-break/><text:tab/><text:line-break/>contt: <text:tab/>div $8, $12<text:line-break/><text:tab/>mfhi $9<text:line-break/><text:tab/>mflo $8<text:line-break/><text:tab/><text:line-break/><text:tab/>addi $2, $0, 1<text:line-break/> <text:s text:c="4"/><text:tab/>add $4, $0, $9<text:line-break/> <text:s text:c="5"/><text:tab/>syscall<text:line-break/> <text:s text:c="5"/><text:tab/><text:line-break/> <text:s text:c="5"/><text:tab/>li $2, 4 <text:line-break/><text:tab/>la $4, msg3<text:line-break/><text:tab/>syscall<text:line-break/> <text:s text:c="5"/><text:tab/><text:line-break/> <text:s text:c="5"/><text:tab/>addi $20, $20, 1<text:line-break/> <text:s text:c="5"/><text:tab/>beq $20, $13, end<text:line-break/> <text:s text:c="5"/><text:tab/>j contt<text:line-break/> <text:s text:c="5"/><text:tab/><text:line-break/>end:<text:tab/> li $2, 4 <text:line-break/><text:tab/>la $4, msg2<text:line-break/><text:tab/>syscall</text:p>
      <text:p text:style-name="P19"><text:soft-page-break/><text:span text:style-name="T3">_________________</text:span><text:span text:style-name="T6">=== </text:span><text:span text:style-name="T3">Questão 20 </text:span><text:span text:style-name="T6">===</text:span><text:span text:style-name="T10"> </text:span></text:p>
      <text:p text:style-name="P10">.data<text:line-break/>msg1: .asciiz "O programa vai acabar quando você digitar 1000"<text:line-break/>msg2: .asciiz " Digite números aleatórios: "<text:line-break/>msg3: .asciiz "Seu programa acabou. "<text:line-break/>msg4: .asciiz " O número lido é par."<text:line-break/>msg5: .asciiz " O número lido é impar."<text:line-break/>msg6: .asciiz " O número de dados lidos foram: "<text:line-break/>msg7: .asciiz " O número de pares lidos foram: "<text:line-break/>msg: .asciiz "\n"<text:line-break/><text:line-break/>.text<text:line-break/>main:<text:tab/>addi $20, $0, 2<text:line-break/><text:tab/>addi $19, $0, 1000<text:line-break/><text:line-break/><text:tab/>li $2, 4 <text:line-break/><text:tab/>la $4, msg1<text:line-break/><text:tab/>syscall<text:line-break/><text:tab/>j alea<text:line-break/><text:tab/><text:line-break/>alea:<text:tab/>li $2, 4 <text:line-break/><text:tab/>la $4, msg<text:line-break/><text:tab/>syscall<text:line-break/><text:line-break/><text:tab/>li $2, 4 <text:line-break/><text:tab/>la $4, msg2<text:line-break/><text:tab/>syscall<text:line-break/><text:tab/><text:line-break/><text:tab/>li $2, 5<text:line-break/><text:tab/>syscall<text:line-break/><text:tab/>add $8, $2, $0<text:line-break/><text:tab/>beq $8, $19, end<text:line-break/><text:tab/>j contt<text:line-break/><text:tab/><text:line-break/>contt:<text:tab/>addi $31, $31, 1<text:line-break/><text:tab/><text:line-break/><text:tab/>div $8, $20<text:line-break/><text:tab/>mfhi $9<text:line-break/><text:tab/>beq $9, $0, par<text:line-break/><text:tab/>j cont<text:line-break/><text:tab/><text:line-break/>par: <text:tab/>addi $30, $30, 1<text:line-break/><text:tab/>li $2, 4 <text:line-break/><text:tab/>la $4, msg4<text:line-break/><text:tab/>syscall<text:line-break/><text:tab/>j alea<text:line-break/><text:line-break/>cont:<text:tab/>li $2, 4 <text:line-break/><text:tab/>la $4, msg5<text:line-break/><text:tab/>syscall<text:line-break/><text:tab/>j alea<text:line-break/><text:tab/><text:line-break/>end: <text:tab/>li $2, 4 <text:line-break/><text:tab/>la $4, msg6<text:line-break/><text:tab/>syscall<text:line-break/><text:tab/><text:line-break/><text:tab/>addi $2, $0, 1<text:line-break/> <text:s text:c="4"/><text:tab/>add $4, $0, $31<text:line-break/> <text:s text:c="5"/><text:tab/>syscall<text:line-break/> <text:s text:c="5"/><text:tab/><text:line-break/> <text:s text:c="5"/><text:tab/>li $2, 4 <text:line-break/><text:tab/>la $4, msg<text:line-break/><text:tab/>syscall<text:line-break/> <text:s text:c="5"/><text:tab/><text:line-break/> <text:s text:c="5"/><text:tab/>li $2, 4 <text:line-break/><text:tab/>la $4, msg7<text:line-break/><text:tab/>syscall<text:line-break/><text:tab/><text:line-break/><text:tab/>addi $2, $0, 1<text:line-break/> <text:s text:c="4"/><text:tab/>add $4, $0, $30<text:line-break/> <text:s text:c="5"/><text:tab/>syscall</text:p>
      <text:p text:style-name="P10">_________________</text:p>
      <text:p text:style-name="P2"><text:span text:style-name="T12">=== </text:span>Questão 21 <text:span text:style-name="T12">===</text:span> </text:p>
      <text:p text:style-name="P19">.data<text:line-break/>msg:<text:line-break/>msg1: <text:line-break/>msg2: .asciiz "Seu programa acabou"<text:line-break/>quebra: .asciiz "\n" <text:line-break/><text:line-break/>.text<text:line-break/><text:line-break/>main: <text:line-break/><text:tab/> <text:s/>addi $10, $0, 2<text:line-break/><text:tab/> <text:s/>addi $12, $0, 1 <text:tab/><text:line-break/><text:line-break/> <text:s text:c="5"/>li $v0, 5<text:line-break/> <text:s text:c="5"/>syscall<text:line-break/> <text:s text:c="5"/>move $8, $v0<text:line-break/> <text:s text:c="5"/><text:line-break/><text:tab/> <text:s/>li $v0, 5<text:line-break/><text:tab/> <text:s/>syscall<text:line-break/><text:tab/> <text:s/>move $9, $v0<text:line-break/><text:tab/> <text:s/><text:line-break/> <text:s text:c="4"/>div $8, $10<text:line-break/> <text:s text:c="4"/>mfhi $20<text:line-break/> <text:s text:c="4"/><text:line-break/> <text:s text:c="4"/>beqz $20, par<text:line-break/> <text:s text:c="4"/>j impar <text:s/><text:line-break/><text:tab/> <text:s/><text:tab/> <text:tab/> <text:s/><text:line-break/>par: <text:s/><text:tab/><text:line-break/><text:tab/> <text:s/>move $21, $8<text:tab/> <text:s/><text:line-break/><text:tab/> <text:s/>move $22, $8<text:line-break/><text:tab/> <text:s/>li $v0, 1<text:line-break/><text:tab/> <text:s/>move $a0, $21<text:line-break/><text:tab/> <text:s/>syscall<text:line-break/><text:tab/> <text:s/><text:line-break/><text:tab/> <text:s/>li $v0, 4<text:line-break/><text:tab/> <text:s/>la $a0, quebra<text:line-break/><text:tab/> <text:s/>syscall<text:line-break/><text:tab/> <text:s/><text:line-break/><text:tab/> <text:s/>j mov<text:line-break/>mov: <text:line-break/><text:tab/> <text:s/>add $21, $21, $10<text:line-break/><text:tab/> <text:s/>add $22, $21, $22 <text:line-break/><text:tab/> <text:s/><text:line-break/><text:tab/> <text:s/>li $v0, 4<text:line-break/><text:tab/> <text:s/>la $a0, quebra<text:line-break/><text:tab/> <text:s/>syscall<text:line-break/><text:line-break/><text:tab/> <text:s/>li $v0, 1<text:line-break/><text:tab/> <text:s/>move $a0, $21<text:line-break/><text:tab/> <text:s/>syscall<text:line-break/><text:tab/><text:tab/><text:line-break/><text:tab/> <text:s/>beq $21, $9, exit<text:line-break/><text:tab/> <text:s/>j mov <text:line-break/><text:tab/> <text:s/><text:line-break/>impar: <text:line-break/><text:tab/><text:tab/>move $21, $8<text:line-break/><text:tab/><text:tab/> <text:line-break/><text:tab/><text:tab/>add $21, $12, $21 <text:line-break/><text:tab/><text:tab/><text:line-break/><text:tab/><text:tab/>li $v0, 1<text:line-break/><text:tab/><text:tab/>move $a0, $21<text:line-break/><text:tab/><text:tab/>syscall<text:line-break/><text:tab/><text:tab/><text:line-break/><text:tab/><text:tab/>li $v0, 4<text:line-break/><text:tab/> <text:s text:c="3"/>la $a0, quebra<text:line-break/><text:tab/> <text:s text:c="3"/>syscall<text:line-break/><text:tab/> <text:s text:c="3"/><text:line-break/><text:tab/><text:tab/>j mov1<text:line-break/><text:tab/><text:tab/><text:line-break/>mov1:<text:line-break/><text:tab/> <text:s/>add $21, $10, $21<text:line-break/><text:tab/><text:tab/><text:line-break/> <text:s text:c="5"/>li $v0, 1<text:line-break/><text:tab/> <text:s/>move $a0, $21<text:line-break/><text:tab/> <text:s/>syscall<text:line-break/><text:tab/> <text:s text:c="3"/><text:line-break/><text:tab/> <text:s/>li $v0, 4<text:line-break/><text:tab/> <text:s/>la $a0, quebra<text:line-break/><text:tab/> <text:s/>syscall<text:line-break/><text:tab/> <text:s/><text:line-break/><text:tab/> <text:s/>beq $21, $9, exit <text:line-break/><text:tab/> <text:s/>j mov1 <text:line-break/><text:tab/><text:tab/><text:line-break/>exit: li $v0, 4<text:line-break/> <text:s text:c="5"/>la $a0, msg2<text:line-break/> <text:s text:c="5"/>syscall</text:p>
      <text:p text:style-name="P19">_________________</text:p>
      <text:p text:style-name="P18"><text:span text:style-name="T6">=== </text:span><text:span text:style-name="T1">Questão 22 </text:span><text:span text:style-name="T6">===</text:span></text:p>
      <text:p text:style-name="P18">.data<text:line-break/>msg: .asciiz "Sua media eh: "<text:line-break/>.text<text:line-break/><text:line-break/>main: addi $8, $0, 1<text:line-break/> <text:s text:c="5"/>addi $9, $0, 100<text:line-break/> <text:s text:c="5"/>addi $14, $0, 4<text:line-break/> <text:s text:c="5"/><text:line-break/> <text:s text:c="5"/>li $v0, 5<text:line-break/> <text:s text:c="5"/>move $10, $v0<text:line-break/> <text:s text:c="5"/>syscall<text:line-break/><text:soft-page-break/> <text:s text:c="5"/><text:line-break/> <text:s text:c="5"/>li $v0, 5<text:line-break/> <text:s text:c="5"/>move $11, $v0<text:line-break/> <text:s text:c="5"/>syscall<text:line-break/> <text:s text:c="5"/><text:line-break/> <text:s text:c="5"/>li $v0, 5<text:line-break/> <text:s text:c="5"/>move $12, $v0<text:line-break/> <text:s text:c="5"/>syscall<text:line-break/> <text:s text:c="5"/><text:line-break/> <text:s text:c="5"/>li $v0, 5<text:line-break/> <text:s text:c="5"/>move $13, $v0<text:line-break/> <text:s text:c="5"/>syscall<text:line-break/> <text:s text:c="5"/>j op<text:line-break/> <text:s text:c="5"/><text:line-break/>op: add $20, $10, $11<text:line-break/> <text:s text:c="3"/>add $21, $12, $13<text:line-break/> <text:s text:c="3"/>add $22, $20, $21<text:line-break/> <text:s text:c="3"/>j divmedia<text:line-break/> <text:s text:c="3"/><text:line-break/>divmedia: div $22, $14<text:line-break/> <text:s text:c="9"/>mflo $23<text:line-break/> <text:s text:c="9"/>j result<text:line-break/> <text:s text:c="9"/><text:line-break/>result: li $v0, 4<text:line-break/> <text:s text:c="7"/>la $a0, msg<text:line-break/> <text:s text:c="7"/>syscall<text:line-break/> <text:s text:c="7"/>li $v0, 1<text:line-break/> <text:s text:c="7"/>move $a0, $23<text:line-break/> <text:s text:c="7"/>syscall<text:line-break/> <text:s text:c="7"/>j exit <text:line-break/><text:line-break/>exit: <text:line-break/>_________________<text:span text:style-name="T6">===</text:span><text:span text:style-name="T12"> </text:span><text:span text:style-name="T1">Questão 23 </text:span><text:span text:style-name="T6">===</text:span></text:p>
      <text:p text:style-name="P18">.data<text:line-break/>msg: .asciiz "Digite um valor inteiro: "<text:line-break/>msgm: .asciiz "\nDivisor: "<text:line-break/>msgmm: .asciiz " "<text:line-break/>.text<text:line-break/><text:line-break/>main: addi $11, $0, 1<text:line-break/><text:tab/> <text:s/>addi $12, $0, 1<text:line-break/> <text:s text:c="5"/>li $v0, 4<text:line-break/><text:tab/> <text:s/>la $a0, msg<text:line-break/><text:tab/> <text:s/>syscall<text:line-break/> <text:s text:c="5"/>li $v0, 5<text:line-break/><text:tab/> <text:s/>syscall<text:line-break/><text:tab/> <text:s/>move $8, $v0<text:line-break/><text:tab/> <text:s/>j funcao<text:line-break/><text:tab/> <text:s/><text:line-break/>contador: addi $11, $11, 1<text:line-break/><text:line-break/>funcao: div $8, $11<text:line-break/><text:tab/><text:tab/>mfhi $15<text:line-break/><text:tab/><text:tab/>mflo $20<text:line-break/><text:tab/><text:tab/>beq $15, $0, printv<text:line-break/><text:tab/><text:tab/><text:line-break/>printv: li, $v0, 4<text:line-break/><text:tab/><text:tab/>la, $a0, msgm<text:line-break/><text:tab/><text:tab/>syscall<text:line-break/> <text:s text:c="7"/>li, $v0, 1<text:line-break/><text:tab/><text:tab/>move $a0, $20<text:line-break/><text:tab/><text:tab/>syscall<text:line-break/><text:tab/><text:tab/>li, $v0, 4<text:line-break/><text:tab/><text:tab/>la, $a0, msgmm<text:line-break/><text:tab/><text:tab/>syscall<text:line-break/><text:tab/><text:tab/>beq $20, $12, exit<text:line-break/><text:tab/><text:tab/>j contador<text:line-break/><text:tab/><text:tab/><text:line-break/>exit:</text:p>
      <text:p text:style-name="P18">________________ <text:span text:style-name="T6">===</text:span><text:span text:style-name="T12"> </text:span><text:span text:style-name="T1">Questão 24 </text:span><text:span text:style-name="T6">===</text:span></text:p>
      <text:p text:style-name="P18">.data<text:line-break/>msg: .asciiz "Digite um numero: "<text:line-break/>msgs: .asciiz "Soma de todos os multiplos do numero digitado: "<text:line-break/>.text<text:line-break/><text:line-break/>main: addi $10, $0, 1<text:line-break/> <text:s text:c="5"/>addi $11, $0, 1<text:line-break/> <text:s text:c="5"/>li, $v0, 4<text:line-break/> <text:s text:c="5"/>la, $a0, msg<text:line-break/> <text:s text:c="5"/>syscall<text:line-break/><text:tab/> <text:s/><text:line-break/> <text:s text:c="5"/>li, $v0, 5<text:line-break/> <text:s text:c="5"/>syscall<text:line-break/> <text:s text:c="5"/>move $8, $v0<text:line-break/> <text:s text:c="5"/>add $9, $0, $8<text:line-break/> <text:s text:c="5"/>j funcao<text:line-break/><text:tab/> <text:s/><text:line-break/>contador: addi $10, $10, 1<text:line-break/><text:line-break/>funcao: div $8, $10<text:line-break/><text:tab/>mfhi $15<text:line-break/><text:tab/>mflo $20<text:line-break/><text:tab/>beq $15, $0, multiplo<text:line-break/><text:tab/>j contador<text:line-break/><text:tab/> <text:s text:c="3"/><text:line-break/>multiplo: add $21, $21, $10<text:line-break/><text:tab/> <text:s/>beq $8, $10, fim<text:line-break/><text:tab/> <text:s/>j contador<text:line-break/><text:tab/><text:tab/> <text:s/><text:line-break/>fim: sub $22, $21, $8<text:line-break/> <text:s text:c="4"/>li, $v0, 4<text:line-break/> <text:s text:c="4"/>la, $a0, msgs <text:line-break/> <text:s text:c="4"/>syscall<text:line-break/> <text:s text:c="4"/>li, $v0, 1<text:line-break/> <text:s text:c="4"/>move $a0, $22<text:line-break/> <text:s text:c="4"/>syscall<text:line-break/> <text:s text:c="4"/>j exit<text:line-break/><text:tab/> <text:line-break/>exit:</text:p>
      <text:p text:style-name="P18">_________________</text:p>
      <text:p text:style-name="P7"><text:span text:style-name="T12">=== </text:span>Questão 25 <text:span text:style-name="T12">===</text:span></text:p>
      <text:p text:style-name="P18">.text<text:line-break/>main:<text:tab/><text:line-break/><text:tab/>beq $8, 1001, exit<text:line-break/><text:tab/>addi $8, $8, 1<text:line-break/><text:tab/>addi $9, $zero, 3<text:line-break/><text:tab/>addi $10, $zero, 5<text:line-break/><text:line-break/><text:tab/>div $8, $9<text:tab/>#divisivel por 3<text:line-break/><text:tab/>mfhi $11<text:line-break/><text:tab/>beqz $11, soma3<text:line-break/><text:tab/>j outrocaso <text:line-break/>soma3:<text:line-break/><text:tab/>add $13, $13, $8<text:line-break/><text:tab/>j outrocaso<text:line-break/><text:tab/><text:line-break/>outrocaso:<text:tab/><text:line-break/><text:tab/>div $8, $10 #divisivel por 5<text:line-break/><text:tab/>mfhi $12<text:line-break/><text:tab/>beqz $12, soma<text:line-break/><text:tab/>j main <text:line-break/>soma:<text:tab/><text:line-break/><text:tab/>add $13, $13, $8<text:line-break/><text:tab/>j main<text:line-break/><text:tab/> beq $8, 1001, exit</text:p>
      <text:p text:style-name="P18">_________________<text:span text:style-name="T6">===</text:span><text:span text:style-name="T12"> </text:span><text:span text:style-name="T1">Questão 26 </text:span><text:span text:style-name="T6">===</text:span><text:span text:style-name="T1"> </text:span></text:p>
      <text:p text:style-name="P18">.data <text:line-break/>msg: .asciiz "O primeiro multiplo de 11 eh: "<text:line-break/>msg1: .asciiz "O primeiro multiplo de 13 eh: "<text:line-break/>msg2: .asciiz "O primeiro multiplo de 17 eh: "<text:line-break/>quebra: .asciiz "\n"<text:line-break/>.text<text:line-break/><text:line-break/>main:<text:line-break/><text:tab/>addi $8, $zero, 11<text:line-break/><text:tab/>addi $9, $zero, 13 <text:line-break/><text:tab/>addi $10, $zero, 17<text:line-break/><text:tab/>addi $11, $zero, 2<text:line-break/><text:tab/><text:line-break/><text:tab/>mult $11, $8<text:line-break/><text:tab/>mflo $12<text:line-break/><text:tab/><text:line-break/><text:tab/>li $v0, 4<text:line-break/><text:tab/>la $a0, msg<text:line-break/><text:tab/>syscall<text:line-break/><text:tab/><text:line-break/><text:tab/>li $v0, 1<text:line-break/><text:tab/>move $a0, $12<text:line-break/><text:tab/>syscall <text:line-break/><text:tab/><text:line-break/><text:tab/>li $v0, 4<text:line-break/><text:tab/>la $a0, quebra<text:line-break/><text:tab/>syscall<text:line-break/><text:tab/>j next<text:line-break/><text:tab/><text:line-break/>next: mult $11, $9<text:line-break/><text:tab/> <text:s/>mflo $13<text:line-break/><text:soft-page-break/><text:tab/><text:line-break/><text:tab/> <text:s/>li $v0, 4<text:line-break/><text:tab/> <text:s/>la $a0, msg1<text:line-break/><text:tab/> <text:s/>syscall<text:line-break/><text:tab/><text:line-break/><text:tab/> <text:s/>li $v0, 1<text:line-break/><text:tab/> <text:s/>move $a0, $13<text:line-break/><text:tab/> <text:s/>syscall <text:line-break/><text:tab/> <text:s/><text:line-break/><text:tab/> <text:s/>li $v0, 4<text:line-break/><text:tab/> <text:s/>la $a0, quebra<text:line-break/><text:tab/> <text:s/>syscall<text:line-break/><text:tab/> <text:s/>j nextt<text:line-break/><text:tab/> <text:s/><text:line-break/>nextt: mult $11, $10<text:line-break/><text:tab/> <text:s text:c="2"/>mflo $14<text:line-break/><text:tab/><text:line-break/><text:tab/> <text:s text:c="2"/>li $v0, 4<text:line-break/><text:tab/> <text:s text:c="2"/>la $a0, msg2<text:line-break/><text:tab/> <text:s text:c="2"/>syscall<text:line-break/><text:tab/><text:line-break/><text:tab/> <text:s/>li $v0, 1<text:line-break/><text:tab/> <text:s/>move $a0, $14<text:line-break/><text:tab/> <text:s/>syscall <text:line-break/><text:tab/> <text:s/><text:line-break/> <text:s text:c="5"/>li $v0, 4<text:line-break/><text:tab/> <text:s/>la $a0, quebra<text:line-break/><text:tab/> <text:s/>syscall<text:line-break/><text:tab/> <text:s/>j exit<text:line-break/><text:tab/><text:line-break/>exit: </text:p>
      <text:p text:style-name="P17">_________________<text:span text:style-name="T6">===</text:span><text:span text:style-name="T12"> </text:span><text:span text:style-name="T1">Questão 27 </text:span><text:span text:style-name="T6">===</text:span></text:p>
      <text:p text:style-name="P17">.text<text:line-break/>main: li $v0, 5<text:line-break/><text:tab/>syscall<text:line-break/><text:tab/>move $8, $v0<text:line-break/><text:tab/>addi $9, $zero, 1<text:line-break/><text:tab/>addi $10, $zero, 1<text:line-break/><text:tab/>addi $13, $zero, 1<text:line-break/><text:tab/><text:line-break/>loop:<text:tab/>addi $9, $9, 1<text:line-break/><text:tab/>div $11, $10, $9<text:line-break/><text:tab/>mflo $15<text:line-break/><text:tab/>move $10, $11<text:line-break/><text:tab/>addi $13, $13, 1<text:line-break/><text:tab/>beq $8, $13, exit<text:line-break/><text:tab/>j loop<text:tab/><text:line-break/>exit:</text:p>
      <text:p text:style-name="P17">_________________</text:p>
      <text:p text:style-name="P6"><text:span text:style-name="T12">=== </text:span>Questão 28 <text:span text:style-name="T12">===</text:span></text:p>
      <text:p text:style-name="P17">.text<text:line-break/>main: li $v0, 5<text:line-break/><text:tab/>syscall<text:line-break/><text:tab/>move $8, $v0<text:line-break/><text:tab/>addi $9, $zero, 1<text:line-break/><text:tab/>addi $10, $zero, 1<text:line-break/><text:tab/>addi $13, $zero, 1<text:line-break/><text:tab/><text:line-break/>loop:<text:tab/>addi $9, $9, 1<text:line-break/><text:tab/>div $11, $10, $9<text:line-break/><text:tab/>mflo $15<text:line-break/><text:tab/>move $10, $11<text:line-break/><text:tab/>addi $13, $13, 1<text:line-break/><text:tab/>beq $8, $13, exit<text:line-break/><text:tab/>j loop<text:tab/><text:line-break/>exit:</text:p>
      <text:p text:style-name="P17">_________________</text:p>
      <text:p text:style-name="P6"><text:span text:style-name="T12">=== </text:span>Questão 29 <text:span text:style-name="T12">===</text:span></text:p>
      <text:p text:style-name="P17">.text<text:line-break/>main: li $v0, 5<text:line-break/><text:tab/>syscall<text:line-break/><text:tab/>move $8, $v0<text:line-break/><text:tab/>addi $9, $zero, 1<text:line-break/><text:tab/>addi $10, $zero, 1<text:line-break/><text:tab/>addi $13, $zero, 1<text:line-break/><text:tab/><text:line-break/>loop:<text:tab/>addi $9, $9, 1<text:line-break/><text:tab/>div $11, $10, $9<text:line-break/><text:tab/>mflo $15<text:line-break/><text:tab/>move $10, $11<text:line-break/><text:tab/>addi $13, $13, 1<text:line-break/><text:tab/>beq $8, $13, exit<text:line-break/><text:tab/>j loop<text:tab/><text:line-break/>exit:</text:p>
      <text:p text:style-name="P17"><text:span text:style-name="T1">_________________</text:span><text:span text:style-name="T6">=== </text:span><text:span text:style-name="T1">Questão 30 </text:span><text:span text:style-name="T6">===</text:span></text:p>
      <text:p text:style-name="P17">.text<text:line-break/>main: li $v0, 5<text:line-break/><text:tab/>syscall<text:line-break/><text:tab/>move $8, $v0<text:line-break/><text:tab/>addi $9, $zero, 1<text:line-break/><text:tab/>addi $10, $zero, 1<text:line-break/><text:tab/>addi $13, $zero, 1<text:line-break/><text:tab/>addi $15, $zero, 2<text:line-break/><text:tab/><text:line-break/>loop:<text:tab/>addi $9, $9, 1<text:line-break/><text:tab/>move $14, $9<text:line-break/><text:tab/>add $11, $10, $9<text:line-break/><text:tab/>move $10, $11<text:line-break/><text:tab/>addi $13, $13, 1<text:line-break/><text:tab/>div $14, $15<text:line-break/><text:tab/>mfhi $16<text:line-break/><text:tab/>beq $16, 0, soma<text:line-break/><text:tab/>j cont<text:line-break/>soma: addi $9, $9, 1<text:line-break/>cont:<text:tab/>beq $8, $13, exit<text:line-break/><text:tab/>j loop<text:tab/><text:line-break/>exit:<text:line-break/><text:line-break/>.text<text:line-break/>main: li $v0, 5<text:line-break/><text:tab/>syscall<text:line-break/><text:tab/>move $8, $v0<text:line-break/><text:tab/>addi $9, $zero, 1<text:line-break/><text:tab/>addi $10, $zero, 1<text:line-break/><text:tab/>addi $13, $zero, 1<text:line-break/><text:tab/><text:line-break/>loop:<text:tab/>addi $9, $9, 1<text:line-break/><text:tab/>add $11, $10, $9<text:line-break/><text:tab/>move $10, $11<text:line-break/><text:tab/>addi $13, $13, 1<text:line-break/><text:tab/>beq $8, $13, exit<text:line-break/><text:tab/>j loop<text:tab/><text:line-break/>exit:</text:p>
      <text:p text:style-name="P17"><text:span text:style-name="T1">_________________</text:span><text:span text:style-name="T6">== </text:span><text:span text:style-name="T1">Questão 31 </text:span><text:span text:style-name="T6">===</text:span><text:span text:style-name="T1"> </text:span></text:p>
      <text:p text:style-name="P17">.data<text:line-break/>msg: .asciiz "Numero de lançamentos: "<text:line-break/>maiorm: .asciiz "&gt;"<text:line-break/>menorm: .asciiz "&lt;"<text:line-break/>igualm: .asciiz "="<text:line-break/>.text<text:line-break/><text:line-break/>main: addi $11, $0, 1<text:line-break/><text:tab/>li $v0, 4<text:line-break/><text:tab/>la $a0, msg<text:line-break/><text:tab/>syscall<text:line-break/><text:tab/>li $v0, 5<text:line-break/> <text:s text:c="5"/>syscall<text:line-break/> <text:s text:c="5"/>move $8, $v0<text:line-break/> <text:s text:c="5"/>j dados<text:line-break/><text:line-break/>contador: addi $11, $11, 1<text:line-break/><text:line-break/>dados: li $a1, 6 <text:s/><text:line-break/> <text:s text:c="6"/>li $v0, 42 <text:s/><text:line-break/> <text:s text:c="6"/>syscall<text:line-break/> <text:s text:c="6"/>move $9, $a0<text:line-break/> <text:s text:c="5"/><text:line-break/> <text:s text:c="6"/>li $a1, 6<text:line-break/> <text:s text:c="6"/>li $v0, 42<text:line-break/> <text:s text:c="6"/>syscall<text:line-break/> <text:s text:c="6"/>move $10, $a0<text:line-break/> <text:s text:c="6"/><text:line-break/> <text:s text:c="6"/>beq $11, $8, condicoes<text:line-break/> <text:s text:c="6"/>j contador<text:line-break/> <text:s text:c="6"/><text:line-break/>condicoes: beq $9, $10, igualv<text:line-break/><text:tab/> <text:s text:c="4"/>bgt $9, $10, maiorv<text:line-break/><text:tab/> <text:s text:c="4"/>blt $9, $10, menorv<text:line-break/><text:line-break/>igualv: li $v0, 1<text:line-break/><text:tab/> <text:s/>move $a0, $9<text:line-break/><text:tab/> <text:s/>syscall<text:line-break/><text:tab/> <text:s/>li $v0, 4<text:line-break/><text:soft-page-break/><text:tab/> <text:s/>la $a0, igualm<text:line-break/><text:tab/> <text:s/>syscall<text:line-break/><text:tab/> <text:s/>li $v0, 1<text:line-break/><text:tab/> <text:s/>move $a0, $10<text:line-break/><text:tab/> <text:s/>syscall<text:line-break/><text:tab/> <text:s/>j exit<text:line-break/><text:line-break/>maiorv: li $v0, 1<text:line-break/><text:tab/> <text:s/>move $a0, $9<text:line-break/><text:tab/> <text:s/>syscall<text:line-break/><text:tab/> <text:s/>li $v0, 4<text:line-break/><text:tab/> <text:s/>la $a0, maiorm<text:line-break/><text:tab/> <text:s/>syscall<text:line-break/><text:tab/> <text:s/>li $v0, 1<text:line-break/><text:tab/> <text:s/>move $a0, $10<text:line-break/><text:tab/> <text:s/>syscall<text:line-break/><text:tab/> <text:s/>j exit<text:line-break/> <text:s text:c="6"/><text:line-break/>menorv: li $v0, 1<text:line-break/><text:tab/> <text:s/>move $a0, $9<text:line-break/><text:tab/> <text:s/>syscall<text:line-break/><text:tab/> <text:s/>li $v0, 4<text:line-break/><text:tab/> <text:s/>la $a0, menorm<text:line-break/><text:tab/> <text:s/>syscall<text:line-break/><text:tab/> <text:s/>li $v0, 1<text:line-break/><text:tab/> <text:s/>move $a0, $10<text:line-break/><text:tab/> <text:s/>syscall<text:line-break/><text:tab/> <text:s/>j exit<text:line-break/> <text:s text:c="5"/><text:line-break/>exit:</text:p>
      <text:p text:style-name="P17">_________________</text:p>
      <text:p text:style-name="P6"><text:span text:style-name="T12">===</text:span><text:span text:style-name="T9"> </text:span>Questão 32 <text:span text:style-name="T12">===</text:span></text:p>
      <text:p text:style-name="P17">.data<text:line-break/>msg: .asciiz "Numero de lançamentos: "<text:line-break/>maiorm: .asciiz "&gt;"<text:line-break/>menorm: .asciiz "&lt;"<text:line-break/>igualm: .asciiz "="<text:line-break/>.text<text:line-break/><text:line-break/>main: addi $11, $0, 1<text:line-break/><text:tab/>li $v0, 4<text:line-break/><text:tab/>la $a0, msg<text:line-break/><text:tab/>syscall<text:line-break/><text:tab/>li $v0, 5<text:line-break/> <text:s text:c="5"/>syscall<text:line-break/> <text:s text:c="5"/>move $8, $v0<text:line-break/> <text:s text:c="5"/>j dados<text:line-break/><text:line-break/>contador: addi $11, $11, 1<text:line-break/><text:line-break/>dados: li $a1, 6 <text:s/><text:line-break/> <text:s text:c="6"/>li $v0, 42 <text:s/><text:line-break/> <text:s text:c="6"/>syscall<text:line-break/> <text:s text:c="6"/>move $9, $a0<text:line-break/> <text:s text:c="5"/><text:line-break/> <text:s text:c="6"/>li $a1, 6<text:line-break/> <text:s text:c="6"/>li $v0, 42<text:line-break/> <text:s text:c="6"/>syscall<text:line-break/> <text:s text:c="6"/>move $10, $a0<text:line-break/> <text:s text:c="6"/><text:line-break/> <text:s text:c="6"/>beq $11, $8, condicoes<text:line-break/> <text:s text:c="6"/>j contador<text:line-break/> <text:s text:c="6"/><text:line-break/>condicoes: beq $9, $10, igualv<text:line-break/><text:tab/> <text:s text:c="4"/>bgt $9, $10, maiorv<text:line-break/><text:tab/> <text:s text:c="4"/>blt $9, $10, menorv<text:line-break/><text:line-break/>igualv: li $v0, 1<text:line-break/><text:tab/> <text:s/>move $a0, $9<text:line-break/><text:tab/> <text:s/>syscall<text:line-break/><text:tab/> <text:s/>li $v0, 4<text:line-break/><text:tab/> <text:s/>la $a0, igualm<text:line-break/><text:tab/> <text:s/>syscall<text:line-break/><text:tab/> <text:s/>li $v0, 1<text:line-break/><text:tab/> <text:s/>move $a0, $10<text:line-break/><text:tab/> <text:s/>syscall<text:line-break/><text:tab/> <text:s/>j exit<text:line-break/><text:line-break/>maiorv: li $v0, 1<text:line-break/><text:tab/> <text:s/>move $a0, $9<text:line-break/><text:tab/> <text:s/>syscall<text:line-break/><text:tab/> <text:s/>li $v0, 4<text:line-break/><text:tab/> <text:s/>la $a0, maiorm<text:line-break/><text:tab/> <text:s/>syscall<text:line-break/><text:tab/> <text:s/>li $v0, 1<text:line-break/><text:tab/> <text:s/>move $a0, $10<text:line-break/><text:tab/> <text:s/>syscall<text:line-break/><text:tab/> <text:s/>j exit<text:line-break/> <text:s text:c="6"/><text:line-break/>menorv: li $v0, 1<text:line-break/><text:tab/> <text:s/>move $a0, $9<text:line-break/><text:tab/> <text:s/>syscall<text:line-break/><text:tab/> <text:s/>li $v0, 4<text:line-break/><text:tab/> <text:s/>la $a0, menorm<text:line-break/><text:tab/> <text:s/>syscall<text:line-break/><text:tab/> <text:s/>li $v0, 1<text:line-break/><text:tab/> <text:s/>move $a0, $10<text:line-break/><text:tab/> <text:s/>syscall<text:line-break/><text:tab/> <text:s/>j exit<text:line-break/> <text:s text:c="5"/><text:line-break/>exit:</text:p>
      <text:p text:style-name="P17">_________________<text:span text:style-name="T6">===</text:span><text:span text:style-name="T12"> </text:span><text:span text:style-name="T1">Questão 33 </text:span><text:span text:style-name="T6">===</text:span><text:span text:style-name="T1"> </text:span></text:p>
      <text:p text:style-name="P16">.text<text:line-break/>main: li $v0, 5<text:line-break/><text:tab/>syscall<text:line-break/><text:tab/>move $8, $v0<text:line-break/><text:tab/>addi $9, $zero, 1<text:line-break/><text:tab/>addi $10, $zero, 1<text:line-break/><text:tab/>addi $13, $zero, 1<text:line-break/><text:tab/><text:line-break/>loop:<text:tab/>addi $9, $9, 1<text:line-break/><text:tab/>div $11, $10, $9<text:line-break/><text:tab/>mflo $15<text:line-break/><text:tab/>move $10, $11<text:line-break/><text:tab/>addi $13, $13, 1<text:line-break/><text:tab/>beq $8, $13, exit<text:line-break/><text:tab/>j loop<text:tab/><text:line-break/>exit:</text:p>
      <text:p text:style-name="P16">_________________</text:p>
      <text:p text:style-name="P5"><text:span text:style-name="T12">=== </text:span>Questão 28 <text:span text:style-name="T12">===</text:span></text:p>
      <text:p text:style-name="P16">.text<text:line-break/>main: li $v0, 5<text:line-break/><text:tab/>syscall<text:line-break/><text:tab/>move $8, $v0<text:line-break/><text:tab/>addi $9, $zero, 1<text:line-break/><text:tab/>addi $10, $zero, 1<text:line-break/><text:tab/>addi $13, $zero, 1<text:line-break/><text:tab/><text:line-break/>loop:<text:tab/>addi $9, $9, 1<text:line-break/><text:tab/>div $11, $10, $9<text:line-break/><text:tab/>mflo $15<text:line-break/><text:tab/>move $10, $11<text:line-break/><text:tab/>addi $13, $13, 1<text:line-break/><text:tab/>beq $8, $13, exit<text:line-break/><text:tab/>j loop<text:tab/><text:line-break/>exit:</text:p>
      <text:p text:style-name="P17">_________________<text:span text:style-name="T6">===</text:span><text:span text:style-name="T12"> </text:span><text:span text:style-name="T1">Questão 34 </text:span><text:span text:style-name="T6">===</text:span></text:p>
      <text:p text:style-name="P17">.data<text:line-break/>msg1: .asciiz "Vamos lá! "<text:line-break/>msg2: .asciiz "O menor valor divisível é: "<text:line-break/>msg3: .asciiz "\n"<text:line-break/><text:line-break/>.text <text:line-break/>main:<text:tab/>addi $10, $0, 0<text:line-break/><text:tab/><text:line-break/><text:tab/>addi $11, $0, 1<text:line-break/><text:tab/>addi $12, $0, 2<text:line-break/><text:tab/>addi $13, $0, 3<text:line-break/><text:tab/>addi $14, $0, 4<text:line-break/><text:tab/>addi $15, $0, 5<text:line-break/><text:tab/>addi $16, $0, 6<text:line-break/><text:tab/>addi $17, $0, 7<text:line-break/><text:tab/>addi $18, $0, 8<text:line-break/><text:tab/>addi $19, $0, 9<text:line-break/><text:tab/>addi $20, $0, 10<text:line-break/><text:tab/>addi $21, $0, 11<text:line-break/><text:tab/>addi $22, $0, 12<text:line-break/><text:tab/>addi $23, $0, 13<text:line-break/><text:tab/>addi $24, $0, 14<text:line-break/><text:tab/>addi $25, $0, 15<text:line-break/><text:tab/>addi $26, $0, 16<text:line-break/><text:tab/>addi $27, $0, 17<text:line-break/><text:tab/>addi $28, $0, 18<text:line-break/><text:tab/>addi $29, $0, 19<text:line-break/><text:tab/>addi $30, $0, <text:soft-page-break/>20<text:line-break/><text:line-break/><text:tab/>li $2, 4 <text:line-break/><text:tab/>la $4, msg1<text:line-break/><text:tab/>syscall<text:line-break/><text:line-break/>loop:<text:tab/>addi $10, $10, 1<text:line-break/><text:line-break/><text:tab/>div $10, $11<text:line-break/><text:tab/>mfhi $8<text:line-break/><text:tab/>beq $8, $0, cont1<text:line-break/><text:tab/>j loop<text:line-break/>cont1:<text:tab/>div $10, $12<text:line-break/><text:tab/>mfhi $8<text:line-break/><text:tab/>beq $8, $0, cont2<text:line-break/><text:tab/>j loop<text:line-break/>cont2:<text:tab/>div $10, $13<text:line-break/><text:tab/>mfhi $8<text:line-break/><text:tab/>beq $8, $0, cont3<text:line-break/><text:tab/>j loop<text:line-break/>cont3:<text:tab/>div $10, $14<text:line-break/><text:tab/>mfhi $8<text:line-break/><text:tab/>beq $8, $0, cont4<text:line-break/><text:tab/>j loop<text:line-break/>cont4:<text:tab/>div $10, $15<text:line-break/><text:tab/>mfhi $8<text:line-break/><text:tab/>beq $8, $0, cont5<text:line-break/><text:tab/>j loop<text:line-break/>cont5:<text:tab/>div $10, $16<text:line-break/><text:tab/>mfhi $8<text:line-break/><text:tab/>beq $8, $0, cont6<text:line-break/><text:tab/>j loop<text:line-break/>cont6:<text:tab/>div $10, $17<text:line-break/><text:tab/>mfhi $8<text:line-break/><text:tab/>beq $8, $0, cont7<text:line-break/><text:tab/>j loop<text:line-break/>cont7:<text:tab/>div $10, $18<text:line-break/><text:tab/>mfhi $8<text:line-break/><text:tab/>beq $8, $0, cont8<text:line-break/><text:tab/>j loop<text:line-break/>cont8:<text:tab/>div $10, $19<text:line-break/><text:tab/>mfhi $8<text:line-break/><text:tab/>beq $8, $0, cont9<text:line-break/><text:tab/>j loop<text:line-break/>cont9:<text:tab/>div $10, $20<text:line-break/><text:tab/>mfhi $8<text:line-break/><text:tab/>beq $8, $0, cont10<text:line-break/><text:tab/>j loop<text:line-break/>cont10:<text:tab/>div $10, $21<text:line-break/><text:tab/>mfhi $8<text:line-break/><text:tab/>beq $8, $0, cont11<text:line-break/><text:tab/>j loop<text:line-break/>cont11:<text:tab/>div $10, $22<text:line-break/><text:tab/>mfhi $8<text:line-break/><text:tab/>beq $8, $0, cont12<text:line-break/><text:tab/>j loop<text:line-break/>cont12:<text:tab/>div $10, $23<text:line-break/><text:tab/>mfhi $8<text:line-break/><text:tab/>beq $8, $0, cont13<text:line-break/><text:tab/>j loop<text:line-break/>cont13:<text:tab/>div $10, $24<text:line-break/><text:tab/>mfhi $8<text:line-break/><text:tab/>beq $8, $0, cont14<text:line-break/><text:tab/>j loop<text:line-break/>cont14:<text:tab/>div $10, $25<text:line-break/><text:tab/>mfhi $8<text:line-break/><text:tab/>beq $8, $0, cont15<text:line-break/><text:tab/>j loop<text:line-break/>cont15:<text:tab/>div $10, $26<text:line-break/><text:tab/>mfhi $8<text:line-break/><text:tab/>beq $8, $0, cont16<text:line-break/><text:tab/>j loop<text:line-break/>cont16:<text:tab/>div $10, $27<text:line-break/><text:tab/>mfhi $8<text:line-break/><text:tab/>beq $8, $0, cont17<text:line-break/><text:tab/>j loop<text:line-break/>cont17:<text:tab/>div $10, $28<text:line-break/><text:tab/>mfhi $8<text:line-break/><text:tab/>beq $8, $0, cont18<text:line-break/><text:tab/>j loop<text:line-break/>cont18:<text:tab/>div $10, $29<text:line-break/><text:tab/>mfhi $8<text:line-break/><text:tab/>beq $8, $0, cont19<text:line-break/><text:tab/>j loop<text:line-break/>cont19:<text:tab/>div $10, $30<text:line-break/><text:tab/>mfhi $8<text:line-break/><text:tab/>beq $8, $0, end<text:line-break/><text:tab/>j loop<text:line-break/><text:tab/><text:line-break/>end:<text:tab/>li $2, 4 <text:line-break/><text:tab/>la $4, msg2<text:line-break/><text:tab/>syscall<text:line-break/><text:tab/><text:line-break/><text:tab/>li $v0, 1 <text:line-break/><text:tab/>move $a0, $10<text:line-break/><text:tab/>syscall</text:p>
      <text:p text:style-name="P17">_________________<text:span text:style-name="T6">===</text:span><text:span text:style-name="T12"> </text:span><text:span text:style-name="T1">Questão 35 </text:span><text:span text:style-name="T6">===</text:span><text:span text:style-name="T1"> </text:span></text:p>
      <text:p text:style-name="P17">.data<text:line-break/>iniciot: .asciiz "Digite o inicio do intervalo: "<text:line-break/>finalt: .asciiz "Digite o final do intervalo: "<text:line-break/>fimm: .asciiz "Intervalo de valores invalido"<text:line-break/>sum: .asciiz "O valor da soma dos valores impares é: "<text:line-break/>.text<text:line-break/><text:line-break/>main: addi $10, $0, 2<text:line-break/> <text:s text:c="5"/><text:line-break/> <text:s text:c="5"/>li, $v0, 4<text:line-break/> <text:s text:c="5"/>la, $a0, iniciot<text:line-break/> <text:s text:c="5"/>syscall<text:line-break/> <text:s text:c="5"/>li, $v0, 5<text:line-break/> <text:s text:c="5"/>syscall<text:line-break/> <text:s text:c="5"/>move $8, $v0<text:line-break/> <text:s text:c="5"/><text:line-break/> <text:s text:c="5"/>li, $v0, 4<text:line-break/> <text:s text:c="5"/>la, $a0, finalt<text:line-break/> <text:s text:c="5"/>syscall<text:line-break/> <text:s text:c="5"/>li, $v0, 5<text:line-break/> <text:s text:c="5"/>syscall<text:line-break/> <text:s text:c="5"/>move $9, $v0<text:line-break/> <text:s text:c="5"/>bge $8, $9, fim<text:line-break/> <text:s text:c="5"/>j verificador<text:line-break/> <text:s text:c="5"/><text:line-break/>contador: addi $8, $8, 1<text:line-break/><text:line-break/>verificador: div $8, $10<text:line-break/><text:tab/> <text:s text:c="4"/>mfhi $15<text:line-break/><text:tab/> <text:s text:c="4"/>bne $15, $0 op<text:line-break/><text:tab/> <text:s text:c="4"/>j contador<text:line-break/> <text:s text:c="11"/><text:line-break/>op: bge $8, $9, soma<text:line-break/> <text:s text:c="3"/>add $20, $20, $8<text:line-break/> <text:s text:c="3"/>j contador<text:line-break/> <text:s text:c="3"/><text:line-break/>fim: li, $v0, 4<text:line-break/> <text:s text:c="4"/>la, $a0, fimm<text:line-break/> <text:s text:c="4"/>syscall<text:line-break/> <text:s text:c="4"/>j exit<text:line-break/> <text:s text:c="4"/><text:line-break/>soma: li, $v0, 4<text:line-break/> <text:s text:c="5"/>la, $a0, sum<text:line-break/> <text:s text:c="5"/>syscall<text:line-break/> <text:s text:c="5"/>li, $v0, 1<text:line-break/> <text:s text:c="5"/>move $a0, $20<text:line-break/> <text:s text:c="5"/>syscall<text:line-break/> <text:s text:c="4"/><text:line-break/>exit:</text:p>
      <text:p text:style-name="P17">_________________<text:span text:style-name="T6">===</text:span><text:span text:style-name="T12"> </text:span><text:span text:style-name="T1">Questão 36 </text:span><text:span text:style-name="T6">===</text:span></text:p>
      <text:p text:style-name="P17">data<text:line-break/>fim: .asciiz "fim"<text:line-break/>soma: .asciiz "A soma do quadrado dos 100 primeiros numeros naturais é: "<text:line-break/>qsoma: .asciiz "\nO quadrado da soma dos 100 primeiros numeros naturais é: "<text:line-break/>diferencaentre: .asciiz "\nDiferença entre o quadrado da soma e a soma dos quadrados é: "<text:line-break/>.text<text:line-break/><text:line-break/>main: addi $8, $0, 1<text:line-break/> <text:s text:c="5"/>addi $11, $0, 1<text:line-break/><text:soft-page-break/> <text:s text:c="5"/>addi $9, $0, 100<text:line-break/> <text:s text:c="5"/>beq $8, $11, funcaop<text:line-break/> <text:s text:c="4"/><text:line-break/>contador: addi $8, $8, 1 <text:s text:c="6"/><text:line-break/><text:line-break/>funcaop: mul $10, $8, $8<text:line-break/><text:tab/> add $20, $20, $10<text:line-break/><text:tab/> beq $8, $9, somadosq<text:line-break/><text:tab/> j contador<text:line-break/><text:tab/> <text:line-break/>somadosq: li, $v0, 4<text:line-break/><text:tab/> <text:s/>la, $a0, soma<text:line-break/><text:tab/> <text:s/>syscall<text:line-break/> <text:s text:c="9"/>li, $v0, 1<text:line-break/><text:tab/> <text:s/>move $a0, $20<text:line-break/><text:tab/> <text:s/>syscall<text:line-break/><text:tab/> <text:s/>j funcaosp<text:line-break/><text:tab/> <text:s/><text:line-break/>funcaosp: addi $12, $0, 1<text:line-break/><text:tab/> <text:s/>addi $13, $0, 100<text:line-break/><text:tab/> <text:s/>addi $14, $0, 1<text:line-break/><text:tab/> <text:s/>beq $12, $14, adicionar<text:line-break/><text:tab/> <text:s text:c="4"/><text:line-break/>contadors: addi $12, $12, 1<text:line-break/><text:tab/><text:line-break/>adicionar: add $15, $15, $12<text:line-break/><text:tab/> <text:s text:c="2"/>beq $12, $13, quadradodasom<text:line-break/><text:tab/> <text:s text:c="2"/>j contadors<text:line-break/><text:tab/> <text:s/><text:line-break/>quadradodasom: mul $19, $15, $15<text:line-break/><text:tab/> <text:s text:c="6"/>li, $v0, 4<text:line-break/><text:tab/> <text:s text:c="6"/>la, $a0, qsoma<text:line-break/><text:tab/> <text:s text:c="6"/>syscall<text:line-break/><text:tab/> <text:s text:c="6"/>li, $v0, 1<text:line-break/><text:tab/> <text:s text:c="6"/>move $a0, $19<text:line-break/><text:tab/> <text:s text:c="6"/>syscall<text:line-break/><text:tab/> <text:s text:c="6"/>j diferenca<text:line-break/><text:tab/> <text:s text:c="6"/><text:line-break/>diferenca: sub $17, $19, $20<text:line-break/><text:tab/> <text:s text:c="2"/>li, $v0, 4<text:line-break/><text:tab/> <text:s text:c="2"/>la, $a0, diferencaentre<text:line-break/><text:tab/> <text:s text:c="2"/>syscall<text:line-break/><text:tab/> <text:s text:c="2"/>li, $v0, 1<text:line-break/><text:tab/> <text:s text:c="2"/>move $a0, $17<text:line-break/><text:tab/> <text:s text:c="2"/>syscall<text:line-break/><text:tab/> <text:s text:c="2"/>j exit<text:line-break/><text:tab/> <text:s text:c="2"/><text:tab/> <text:s text:c="9"/><text:line-break/>exit:</text:p>
      <text:p text:style-name="P17">_________________<text:span text:style-name="T6">===</text:span><text:span text:style-name="T12"> </text:span><text:span text:style-name="T4">Questão 37 </text:span><text:span text:style-name="T6">===</text:span></text:p>
      <text:p text:style-name="P16"><text:span text:style-name="T4">.</text:span><text:span text:style-name="T11">data<text:line-break/>iniciot: .asciiz "Digite o inicio do intervalo: "<text:line-break/>finalt: .asciiz "Digite o final do intervalo: "<text:line-break/>fimm: .asciiz "Intervalo de valores invalido"<text:line-break/>sum: .asciiz "O valor da soma dos valores impares é: "<text:line-break/>.text<text:line-break/><text:line-break/>main: addi $10, $0, 2<text:line-break/> <text:s text:c="5"/><text:line-break/> <text:s text:c="5"/>li, $v0, 4<text:line-break/> <text:s text:c="5"/>la, $a0, iniciot<text:line-break/> <text:s text:c="5"/>syscall<text:line-break/> <text:s text:c="5"/>li, $v0, 5<text:line-break/> <text:s text:c="5"/>syscall<text:line-break/> <text:s text:c="5"/>move $8, $v0<text:line-break/> <text:s text:c="5"/><text:line-break/> <text:s text:c="5"/>li, $v0, 4<text:line-break/> <text:s text:c="5"/>la, $a0, finalt<text:line-break/> <text:s text:c="5"/>syscall<text:line-break/> <text:s text:c="5"/>li, $v0, 5<text:line-break/> <text:s text:c="5"/>syscall<text:line-break/> <text:s text:c="5"/>move $9, $v0<text:line-break/> <text:s text:c="5"/>bge $8, $9, fim<text:line-break/> <text:s text:c="5"/>j verificador<text:line-break/> <text:s text:c="5"/><text:line-break/>contador: addi $8, $8, 1<text:line-break/><text:line-break/>verificador: div $8, $10<text:line-break/><text:tab/> <text:s text:c="4"/>mfhi $15<text:line-break/><text:tab/> <text:s text:c="4"/>bne $15, $0 op<text:line-break/><text:tab/> <text:s text:c="4"/>j contador<text:line-break/> <text:s text:c="11"/><text:line-break/>op: bge $8, $9, soma<text:line-break/> <text:s text:c="3"/>add $20, $20, $8<text:line-break/> <text:s text:c="3"/>j contador<text:line-break/> <text:s text:c="3"/><text:line-break/>fim: li, $v0, 4<text:line-break/> <text:s text:c="4"/>la, $a0, fimm<text:line-break/> <text:s text:c="4"/>syscall<text:line-break/> <text:s text:c="4"/>j exit<text:line-break/> <text:s text:c="4"/><text:line-break/>soma: li, $v0, 4<text:line-break/> <text:s text:c="5"/>la, $a0, sum<text:line-break/> <text:s text:c="5"/>syscall<text:line-break/> <text:s text:c="5"/>li, $v0, 1<text:line-break/> <text:s text:c="5"/>move $a0, $20<text:line-break/> <text:s text:c="5"/>syscall<text:line-break/> <text:s text:c="4"/><text:line-break/>exit:</text:span></text:p>
      <text:p text:style-name="P17">_________________<text:span text:style-name="T6">===</text:span><text:span text:style-name="T12"> </text:span><text:span text:style-name="T4">Questão 38 </text:span><text:span text:style-name="T6">===</text:span></text:p>
      <text:p text:style-name="P17">.data<text:line-break/>am: .asciiz "Digite o valor de a: "<text:line-break/>bm: .asciiz "Digite o valor de b: "<text:line-break/>cm: .asciiz "Digite o valor de c: "<text:line-break/>mais: .asciiz " + "<text:line-break/>igual: .asciiz " = "<text:line-break/>.text<text:line-break/><text:line-break/>main: li, $v0, 4<text:line-break/> <text:s text:c="5"/>la, $a0, am<text:line-break/> <text:s text:c="5"/>syscall<text:line-break/> <text:s text:c="5"/>li, $v0, 5<text:line-break/> <text:s text:c="5"/>syscall<text:line-break/> <text:s text:c="5"/>move $8, $v0<text:line-break/> <text:s text:c="5"/><text:line-break/> <text:s text:c="5"/>li, $v0, 4<text:line-break/> <text:s text:c="5"/>la, $a0, bm<text:line-break/> <text:s text:c="5"/>syscall<text:line-break/> <text:s text:c="5"/>li, $v0, 5<text:line-break/> <text:s text:c="5"/>syscall<text:line-break/> <text:s text:c="5"/>move $9, $v0<text:line-break/> <text:s text:c="5"/><text:line-break/> <text:s text:c="5"/>li, $v0, 4<text:line-break/> <text:s text:c="5"/>la, $a0, cm<text:line-break/> <text:s text:c="5"/>syscall<text:line-break/> <text:s text:c="5"/>li, $v0, 5<text:line-break/> <text:s text:c="5"/>syscall<text:line-break/> <text:s text:c="5"/>move $10, $v0<text:line-break/> <text:s text:c="5"/><text:line-break/>equacoes: mul $11, $8, $8<text:line-break/><text:tab/> <text:s/>mul $12, $9, $9<text:line-break/><text:tab/> <text:s/>mul $13, $10, $10<text:line-break/><text:tab/> <text:line-break/>prints: li, $v0, 1<text:line-break/><text:tab/>move $a0, $11<text:line-break/><text:tab/>syscall<text:line-break/><text:tab/><text:line-break/><text:tab/>li, $v0, 4<text:line-break/><text:tab/>la, $a0, mais<text:line-break/><text:tab/>syscall<text:line-break/><text:tab/><text:line-break/><text:tab/>li, $v0, 1<text:line-break/><text:tab/>move $a0, $12<text:line-break/><text:tab/>syscall<text:line-break/><text:tab/><text:line-break/><text:tab/>li, $v0, 4<text:line-break/><text:tab/>la, $a0, igual<text:line-break/><text:tab/>syscall<text:line-break/><text:tab/><text:line-break/><text:tab/>li, $v0, 1<text:line-break/><text:tab/>move $a0, $13<text:line-break/><text:tab/>syscall<text:line-break/><text:tab/><text:line-break/><text:tab/>j exit<text:line-break/><text:tab/><text:line-break/>exit:</text:p>
      <text:p text:style-name="P17">_________________</text:p>
      <text:p text:style-name="P4"><text:span text:style-name="T12">=== </text:span>Questão 39 <text:span text:style-name="T12">===</text:span></text:p>
      <text:p text:style-name="P15">main: addi $10, $0, 2<text:line-break/> <text:s text:c="5"/>li, $v0, 4<text:line-break/> <text:s text:c="5"/>la, $a0, altura<text:line-break/> <text:s text:c="5"/>syscall<text:line-break/> <text:s text:c="5"/>li $v0, 5<text:line-break/> <text:s text:c="5"/>syscall<text:line-break/> <text:s text:c="5"/>move $8, $v0<text:line-break/> <text:s text:c="5"/>ble $8, $0, errov<text:line-break/> <text:s text:c="5"/><text:line-break/> <text:s text:c="5"/>li, $v0, 4<text:line-break/> <text:s text:c="5"/>la, $a0, base<text:line-break/> <text:s text:c="5"/>syscall<text:line-break/> <text:s text:c="5"/>li $v0, 5<text:line-break/> <text:s text:c="5"/>syscall<text:line-break/> <text:s text:c="5"/>move $9, $v0<text:line-break/><text:soft-page-break/> <text:s text:c="5"/>ble $9, $0, errov<text:line-break/> <text:s text:c="5"/><text:line-break/>equacao: mul $11, $8, $9<text:line-break/> <text:s text:c="8"/>div $11, $10<text:line-break/> <text:s text:c="8"/>mflo $20<text:line-break/> <text:s text:c="8"/>j areav<text:line-break/> <text:s text:c="8"/><text:line-break/>areav: li, $v0, 4<text:line-break/> <text:s text:c="6"/>la, $a0, area<text:line-break/> <text:s text:c="6"/>syscall<text:line-break/> <text:s text:c="6"/>li, $v0, 1<text:line-break/> <text:s text:c="6"/>move $a0, $20<text:line-break/> <text:s text:c="6"/>syscall<text:line-break/> <text:s text:c="6"/>j exit<text:line-break/> <text:s text:c="4"/><text:line-break/>errov: li, $v0, 4<text:line-break/> <text:s text:c="6"/>la, $a0, erro<text:line-break/> <text:s text:c="6"/>syscall<text:line-break/> <text:s text:c="6"/>j exit<text:line-break/> <text:s text:c="5"/><text:line-break/>exit:<text:line-break/>_________________<text:span text:style-name="T6">===</text:span><text:span text:style-name="T12"> </text:span><text:span text:style-name="T1">Questão 40 </text:span><text:span text:style-name="T6">===</text:span></text:p>
      <text:p text:style-name="P16">.text<text:line-break/>main: li $v0, 5<text:line-break/><text:tab/>syscall<text:line-break/><text:tab/>move $8, $v0<text:line-break/><text:tab/>addi $9, $zero, 1<text:line-break/><text:tab/>addi $10, $zero, 1<text:line-break/><text:tab/>addi $13, $zero, 1<text:line-break/><text:tab/><text:line-break/>loop:<text:tab/>addi $9, $9, 1<text:line-break/><text:tab/>div $11, $10, $9<text:line-break/><text:tab/>mflo $15<text:line-break/><text:tab/>move $10, $11<text:line-break/><text:tab/>addi $13, $13, 1<text:line-break/><text:tab/>beq $8, $13, exit<text:line-break/><text:tab/>j loop<text:tab/><text:line-break/>exit:</text:p>
      <text:p text:style-name="P16">_________________</text:p>
      <text:p text:style-name="P5"><text:span text:style-name="T12">=== </text:span>Questão 28 <text:span text:style-name="T12">===</text:span></text:p>
      <text:p text:style-name="P16">.text<text:line-break/>main: li $v0, 5<text:line-break/><text:tab/>syscall<text:line-break/><text:tab/>move $8, $v0<text:line-break/><text:tab/>addi $9, $zero, 1<text:line-break/><text:tab/>addi $10, $zero, 1<text:line-break/><text:tab/>addi $13, $zero, 1<text:line-break/><text:tab/><text:line-break/>loop:<text:tab/>addi $9, $9, 1<text:line-break/><text:tab/>div $11, $10, $9<text:line-break/><text:tab/>mflo $15<text:line-break/><text:tab/>move $10, $11<text:line-break/><text:tab/>addi $13, $13, 1<text:line-break/><text:tab/>beq $8, $13, exit<text:line-break/><text:tab/>j loop<text:tab/><text:line-break/>exit:</text:p>
      <text:p text:style-name="P15">_________________<text:span text:style-name="T6">===</text:span><text:span text:style-name="T12"> </text:span><text:span text:style-name="T1">Questão 41 </text:span><text:span text:style-name="T6">===</text:span></text:p>
      <text:p text:style-name="P15">.data <text:line-break/>msg: .asciiz ""<text:line-break/>space: .asciiz "\n"<text:line-break/>.text <text:line-break/><text:line-break/>main:<text:line-break/><text:tab/>li $v0, 5 <text:s/><text:line-break/><text:tab/>syscall <text:line-break/><text:tab/>move $8, $v0<text:line-break/><text:tab/><text:line-break/><text:tab/><text:line-break/><text:tab/>beqz $8, exit <text:line-break/><text:tab/>j else<text:line-break/>else:<text:tab/><text:line-break/><text:tab/>li $v0, 5 <text:s/><text:line-break/><text:tab/>syscall<text:line-break/><text:tab/>move $9, $v0 <text:line-break/><text:tab/>beqz $9, exit<text:line-break/><text:tab/>j else2<text:line-break/><text:tab/><text:line-break/>else2:<text:tab/><text:line-break/><text:tab/>mult $8, $9 <text:line-break/><text:tab/>mflo $10 <text:line-break/><text:tab/>add $11, $8, $9 <text:line-break/><text:tab/>div $10, $11<text:line-break/><text:tab/>mflo $12 <text:line-break/><text:tab/>mfhi $13<text:line-break/><text:tab/><text:line-break/><text:tab/>li $v0, 1 <text:line-break/><text:tab/>move $a0, $t4<text:line-break/><text:tab/>syscall <text:line-break/><text:tab/>j main<text:line-break/><text:tab/><text:line-break/><text:line-break/>exit:</text:p>
      <text:p text:style-name="P4">_________________<text:span text:style-name="T12">=== </text:span>Questão 42 <text:span text:style-name="T12">===</text:span></text:p>
      <text:p text:style-name="P15">.data <text:line-break/>msg: .asciiz ""<text:line-break/>space: .asciiz "\n"<text:line-break/>.text <text:line-break/><text:line-break/>main:<text:line-break/><text:tab/>li $v0, 4 <text:line-break/> <text:s text:c="3"/><text:tab/>la $a0, space<text:line-break/> <text:s text:c="3"/><text:tab/>syscall<text:line-break/> <text:s text:c="3"/><text:tab/><text:line-break/><text:tab/>li $v0, 5 <text:s/><text:line-break/><text:tab/>syscall <text:line-break/><text:tab/>move $8, $v0<text:line-break/><text:tab/><text:line-break/><text:tab/>addi $9, $0, 1 <text:line-break/><text:tab/>blt $8, $9, exit<text:line-break/><text:tab/>j else <text:line-break/><text:line-break/>else:<text:line-break/><text:tab/>mult $8, $8 <text:line-break/><text:tab/>mflo $10 <text:line-break/><text:tab/><text:line-break/><text:tab/>li $v0, 1<text:line-break/> <text:s text:c="3"/><text:tab/>move $a0, $10<text:line-break/> <text:s text:c="3"/><text:tab/>syscall<text:line-break/> <text:s text:c="3"/><text:tab/><text:line-break/> <text:s text:c="3"/><text:tab/>li $v0, 4 <text:line-break/> <text:s text:c="3"/><text:tab/>la $a0, space<text:line-break/> <text:s text:c="3"/><text:tab/>syscall<text:line-break/> <text:s text:c="3"/><text:tab/><text:line-break/> <text:s text:c="3"/><text:tab/><text:line-break/><text:tab/>mult $10, $8<text:line-break/><text:tab/>mflo $11 <text:line-break/><text:tab/><text:line-break/><text:tab/>li $v0, 1<text:line-break/> <text:s text:c="3"/><text:tab/>move $a0, $11<text:line-break/> <text:s text:c="3"/><text:tab/>syscall<text:line-break/> <text:s text:c="3"/><text:tab/><text:line-break/> <text:s text:c="3"/><text:tab/>li $v0, 4 <text:line-break/> <text:s text:c="3"/><text:tab/>la $a0, space<text:line-break/> <text:s text:c="3"/><text:tab/>syscall<text:line-break/> <text:s text:c="3"/><text:tab/><text:line-break/><text:tab/>add $12, $8, $8<text:line-break/><text:tab/> <text:line-break/><text:tab/>li $v0, 1<text:line-break/> <text:s text:c="3"/><text:tab/>move $a0, $12<text:line-break/> <text:s text:c="3"/><text:tab/>syscall<text:line-break/> <text:s text:c="3"/><text:tab/>j main<text:line-break/><text:line-break/>exit:</text:p>
      <text:p text:style-name="P15">_________________<text:span text:style-name="T6">===</text:span><text:span text:style-name="T1">Questão 43 </text:span><text:span text:style-name="T6">===</text:span></text:p>
      <text:p text:style-name="P15">.data <text:line-break/>msg: .asciiz ""<text:line-break/>space: .asciiz "\n"<text:line-break/>.text <text:line-break/><text:line-break/>main:<text:line-break/><text:tab/>li $v0, 5 <text:s/><text:line-break/><text:tab/>syscall <text:line-break/><text:tab/>move $8, $v0<text:line-break/><text:tab/><text:line-break/><text:tab/>beqz $8, out <text:s/><text:line-break/><text:tab/>j else <text:line-break/><text:line-break/>else:<text:line-break/><text:tab/>addi $10, $10, 1<text:line-break/><text:tab/>add $9, $9, $8<text:line-break/><text:tab/>j main<text:line-break/>out:<text:line-break/><text:tab/>div $9, $10 <text:line-break/><text:tab/>mflo $11 <text:line-break/><text:tab/>mfhi $12 <text:line-break/><text:tab/>j exit <text:line-break/><text:line-break/>exit:</text:p>
      <text:p text:style-name="P15">_________________</text:p>
      <text:p text:style-name="P4"><text:span text:style-name="T12">=== </text:span>Questão 44 <text:span text:style-name="T12">===</text:span></text:p>
      <text:p text:style-name="P15">.data <text:line-break/>msg: .asciiz ""<text:line-break/>space: .asciiz "\n"<text:line-break/>.text <text:line-break/><text:line-break/>main:<text:line-break/><text:tab/>li $v0, 5 <text:line-break/><text:tab/>syscall <text:line-break/><text:tab/>move $20, $v0 <text:line-break/><text:tab/><text:line-break/><text:tab/>addi $9, $0, 1<text:line-break/><text:tab/>add $10, $0, $9<text:line-break/><text:tab/>add $11, $10, $9<text:line-break/>mov: <text:line-break/><text:tab/>add $10, $11, $10<text:line-break/><text:tab/> <text:line-break/><text:soft-page-break/> <text:s text:c="2"/><text:tab/>li $v0, 1<text:line-break/> <text:s text:c="3"/><text:tab/>move $a0, $10<text:line-break/> <text:tab/>syscall<text:line-break/> <text:tab/><text:line-break/> <text:tab/>li $v0, 4 <text:line-break/><text:tab/>la $a0, space <text:line-break/><text:tab/>syscall<text:line-break/><text:tab/><text:line-break/><text:tab/>add $11, $10, $11<text:line-break/><text:tab/>bge $10, $20, out1 <text:line-break/><text:tab/>j out <text:line-break/>out:<text:line-break/><text:tab/>bge $11, $20, out2<text:line-break/><text:tab/><text:line-break/><text:tab/>li $v0, 1<text:line-break/> <text:s text:c="3"/><text:tab/>move $a0, $11<text:line-break/> <text:tab/>syscall <text:line-break/> <text:tab/><text:line-break/> <text:tab/>li $v0, 4 <text:line-break/><text:tab/>la $a0, space <text:line-break/><text:tab/>syscall<text:line-break/><text:tab/>j mov<text:line-break/>out1:<text:line-break/><text:tab/>beq $20, $11, exit<text:line-break/><text:tab/>j p1 <text:s/><text:line-break/>p1:<text:line-break/><text:tab/>li $v0, 1<text:line-break/> <text:s text:c="3"/><text:tab/>move $a0, $11<text:line-break/> <text:tab/>syscall <text:line-break/><text:tab/>j exit <text:line-break/>out2:<text:line-break/><text:tab/>beq $20, $10, exit<text:line-break/><text:tab/>j p2 <text:s/><text:line-break/>p2:<text:tab/><text:line-break/><text:tab/>li $v0, 1<text:line-break/> <text:s text:c="3"/><text:tab/>move $a0, $11<text:line-break/> <text:tab/>syscall<text:line-break/> <text:tab/>j exit <text:line-break/> <text:tab/><text:line-break/>exit:<text:tab/></text:p>
      <text:p text:style-name="P15">_________________<text:span text:style-name="T6">===</text:span><text:span text:style-name="T12"> </text:span><text:span text:style-name="T1">Questão 45 </text:span><text:span text:style-name="T6">===</text:span></text:p>
      <text:p text:style-name="P15">.data <text:line-break/>msg: .asciiz ""<text:line-break/>space: .asciiz "\n"<text:line-break/>.text <text:line-break/><text:line-break/>main:<text:line-break/><text:tab/>li $v0, 5 <text:line-break/><text:tab/>syscall <text:line-break/><text:tab/>move $8, $v0 <text:line-break/><text:tab/><text:line-break/><text:tab/>li $v0, 5 <text:line-break/><text:tab/>syscall <text:line-break/><text:tab/>move $9, $v0<text:line-break/><text:tab/><text:line-break/><text:tab/>addi $10, $0, 1 <text:line-break/><text:tab/>addi $11, $0, 2<text:line-break/><text:tab/>addi $12, $0, 3<text:line-break/><text:tab/><text:line-break/><text:tab/>beq $9, $10, kmh<text:line-break/><text:tab/>j out<text:line-break/><text:tab/><text:line-break/>kmh:<text:line-break/><text:tab/>mult $8, $12 <text:s/><text:line-break/><text:tab/>mflo $14<text:line-break/><text:tab/><text:line-break/><text:tab/>li $v0, 1 <text:line-break/><text:tab/>move $a0, $14<text:line-break/><text:tab/>syscall <text:line-break/><text:tab/>j exit <text:s/><text:line-break/>out:<text:line-break/><text:tab/>beq $9, $11, ms <text:line-break/><text:tab/>j end<text:line-break/>ms: <text:tab/> <text:line-break/><text:tab/>div $8, $12<text:line-break/><text:tab/>mflo $14<text:line-break/><text:tab/> <text:line-break/><text:tab/>li $v0, 1 <text:line-break/><text:tab/>move $a0, $14<text:line-break/><text:tab/>syscall <text:line-break/><text:tab/>j exit <text:line-break/>end:<text:line-break/><text:tab/>beq $9, $12, exit <text:line-break/><text:tab/>j exit <text:line-break/>exit:</text:p>
      <text:p text:style-name="P15">_________________<text:span text:style-name="T6">===</text:span><text:span text:style-name="T12"> </text:span><text:span text:style-name="T1">Questão 46 <text:s/></text:span><text:span text:style-name="T6">===</text:span></text:p>
      <text:p text:style-name="P15">.data <text:line-break/>msg: .asciiz ""<text:line-break/>space: .asciiz "\n"<text:line-break/>ac: .asciiz "\nParabens vc eh mt bom\n"<text:line-break/>ma: .asciiz "maior\n"<text:line-break/>me: .asciiz "menor\n"<text:line-break/>.text <text:line-break/><text:line-break/>main:<text:line-break/><text:tab/>addi $10, $10, 1 <text:line-break/> <text:tab/>li $a1, 1000 <text:s/><text:line-break/> <text:s text:c="3"/><text:tab/>li $v0, 42 <text:s/><text:line-break/> <text:s text:c="3"/><text:tab/>syscall<text:line-break/> <text:s text:c="3"/><text:tab/>move $9, $a0 <text:line-break/> <text:s text:c="3"/><text:tab/><text:line-break/> <text:s text:c="3"/><text:tab/>li $v0, 5 <text:line-break/> <text:s text:c="3"/><text:tab/>syscall <text:line-break/> <text:s text:c="3"/><text:tab/>move $8, $v0<text:line-break/> <text:s text:c="3"/><text:tab/><text:line-break/> <text:s text:c="3"/><text:tab/>beq $9, $8, else <text:line-break/> <text:s text:c="2"/><text:tab/>j error<text:line-break/>else: <text:line-break/><text:tab/>li $v0, 4<text:line-break/><text:tab/>la $a0, ac<text:line-break/><text:tab/>syscall <text:line-break/><text:tab/><text:line-break/><text:tab/>j main <text:line-break/>error: <text:line-break/><text:tab/>bgt $9, $8, else1 <text:line-break/><text:tab/>j lt<text:line-break/>else1: <text:line-break/><text:tab/>li $v0, 4<text:line-break/><text:tab/>la $a0, ma <text:line-break/><text:tab/>syscall <text:line-break/><text:tab/><text:line-break/><text:tab/>j main <text:line-break/>lt:<text:line-break/><text:tab/>blt $9, $8, else2<text:line-break/><text:tab/>j exit <text:s/><text:line-break/>else2:<text:line-break/><text:tab/>li $v0, 4<text:line-break/><text:tab/>la $a0, me <text:line-break/><text:tab/>syscall <text:line-break/><text:tab/><text:line-break/><text:tab/>j main<text:line-break/>exit:<text:tab/></text:p>
      <text:p text:style-name="P15">_________________<text:span text:style-name="T6">===</text:span><text:span text:style-name="T12"> </text:span><text:span text:style-name="T1">Questão 47 </text:span><text:span text:style-name="T6">===</text:span></text:p>
      <text:p text:style-name="P15">.data<text:line-break/>op1: .asciiz "(1) Adicao"<text:line-break/>op2: .asciiz "(2) Subtracao"<text:line-break/>op3: .asciiz "(3) Multiplicacao"<text:line-break/>op4: .asciiz "(4) Divisao"<text:line-break/>op5: .asciiz "(5) Saida"<text:line-break/>err: .asciiz "Erro. Programa Encerrado."<text:line-break/>spc: .asciiz "\n"<text:line-break/>.text<text:line-break/>main:<text:line-break/><text:tab/>li $v0, 4<text:tab/>#ADICAO<text:line-break/><text:tab/>la $a0, op1<text:line-break/><text:tab/>syscall<text:line-break/><text:tab/>la $a0, spc<text:line-break/><text:tab/>syscall<text:line-break/><text:tab/>li $v0, 4<text:tab/>#SUBTRACAO<text:line-break/><text:tab/>la $a0, op2<text:line-break/><text:tab/>syscall<text:line-break/><text:tab/>la $a0, spc<text:line-break/><text:tab/>syscall<text:line-break/><text:tab/>li $v0, 4<text:tab/>#MULTIPLICACAO<text:line-break/><text:tab/>la $a0, op3<text:line-break/><text:tab/>syscall<text:line-break/><text:tab/>la $a0, spc<text:line-break/><text:tab/>syscall<text:line-break/><text:tab/>li $v0, 4<text:tab/>#DIVISAO<text:line-break/><text:tab/>la $a0, op4<text:line-break/><text:tab/>syscall<text:line-break/><text:tab/>la $a0, spc<text:line-break/><text:tab/>syscall<text:line-break/><text:tab/>li $v0, 4<text:tab/>#SAIDA<text:line-break/><text:tab/>la $a0, op5<text:line-break/><text:tab/>syscall<text:line-break/><text:tab/>la $a0, spc<text:line-break/><text:tab/>syscall<text:line-break/><text:tab/>li $v0, 5<text:tab/>#DIGITAR O NUMERO<text:line-break/><text:tab/>syscall<text:line-break/><text:tab/>move $t0, $v0<text:line-break/><text:tab/>beq $t0, 1, adicao<text:line-break/><text:tab/>beq $t0, 2, subtracao<text:line-break/><text:tab/>beq $t0, 3, <text:soft-page-break/>multiplicacao<text:line-break/><text:tab/>beq $t0, 4, divisao<text:line-break/><text:tab/>beq $t0, 5, saida<text:line-break/><text:tab/>bgt $t0, 5, erro<text:line-break/>adicao:<text:line-break/><text:tab/>li $v0, 5<text:line-break/><text:tab/>syscall<text:line-break/><text:tab/>move $t5, $v0<text:line-break/><text:tab/>li $v0, 5<text:line-break/><text:tab/>syscall<text:line-break/><text:tab/>move $t6, $v0<text:line-break/><text:line-break/><text:tab/>add $a0, $t5, $t6<text:line-break/><text:tab/>addi $v0, $zero, 1<text:line-break/><text:tab/>syscall<text:line-break/><text:tab/>j main<text:line-break/>subtracao:<text:line-break/><text:tab/>li $v0, 5<text:line-break/><text:tab/>syscall<text:line-break/><text:tab/>move $t5, $v0<text:line-break/><text:tab/>li $v0, 5<text:line-break/><text:tab/>syscall<text:line-break/><text:tab/>move $t6, $v0<text:line-break/><text:line-break/><text:tab/>sub $a0, $t5, $t6<text:line-break/><text:tab/>addi $v0, $zero, 1<text:line-break/><text:tab/>syscall<text:line-break/><text:tab/>j main<text:line-break/>multiplicacao:<text:line-break/><text:tab/>li $v0, 5<text:line-break/><text:tab/>syscall<text:line-break/><text:tab/>move $t5, $v0<text:line-break/><text:tab/>li $v0, 5<text:line-break/><text:tab/>syscall<text:line-break/><text:tab/>move $t6, $v0<text:line-break/><text:line-break/><text:tab/>mul $s4, $t5, $t6<text:line-break/><text:tab/>add $a0, $zero, $s4<text:line-break/><text:tab/>addi $v0, $zero, 1<text:line-break/><text:tab/>syscall<text:line-break/><text:tab/>j main<text:line-break/>divisao:<text:line-break/><text:tab/>li $v0, 5<text:line-break/><text:tab/>syscall<text:line-break/><text:tab/>move $t5, $v0<text:line-break/><text:tab/>li $v0, 5<text:line-break/><text:tab/>syscall<text:line-break/><text:tab/>move $t6, $v0<text:line-break/><text:line-break/><text:tab/>div $a0, $t5, $t6<text:line-break/><text:tab/>addi $v0, $zero, 1<text:line-break/><text:tab/>syscall<text:line-break/><text:tab/>j main<text:line-break/>erro:<text:line-break/><text:tab/>li $v0, 4<text:line-break/><text:tab/>la, $a0, err<text:line-break/><text:tab/>syscall<text:line-break/>saida:</text:p>
      <text:p text:style-name="P15">_________________<text:span text:style-name="T6">===</text:span><text:span text:style-name="T12"> </text:span><text:span text:style-name="T1">Questão 48 </text:span><text:span text:style-name="T6">===</text:span></text:p>
      <text:p text:style-name="P14">.data <text:line-break/>msg: .asciiz ""<text:line-break/>space: .asciiz "\n"<text:line-break/>.text <text:line-break/><text:line-break/>main:<text:line-break/><text:tab/>addi $22, $0, 4000000<text:line-break/><text:tab/><text:line-break/><text:tab/>li $v0, 5 <text:line-break/><text:tab/>syscall <text:line-break/><text:tab/>move $20, $v0 <text:line-break/><text:tab/><text:line-break/><text:tab/>addi $9, $0, 1<text:line-break/><text:tab/>add $10, $0, $9<text:line-break/><text:tab/>add $11, $10, $9<text:line-break/>mov: <text:line-break/><text:tab/>add $10, $11, $10<text:line-break/><text:tab/>add $21, $21, $10 <text:s/><text:line-break/><text:tab/> <text:line-break/> <text:s text:c="2"/><text:tab/>li $v0, 1<text:line-break/> <text:s text:c="3"/><text:tab/>move $a0, $10<text:line-break/> <text:tab/>syscall<text:line-break/> <text:tab/><text:line-break/> <text:tab/>li $v0, 4 <text:line-break/><text:tab/>la $a0, space <text:line-break/><text:tab/>syscall<text:line-break/><text:tab/><text:line-break/><text:tab/>add $11, $10, $11<text:line-break/><text:tab/>add $21, $21, $11<text:line-break/><text:tab/>bge $21, $22, exit <text:line-break/><text:tab/>bge $10, $20, out1 <text:line-break/><text:tab/>j out <text:line-break/>out:<text:line-break/><text:tab/>bge $11, $20, out2<text:line-break/><text:tab/>li $v0, 1<text:line-break/> <text:s text:c="3"/><text:tab/>move $a0, $11<text:line-break/> <text:tab/>syscall <text:line-break/> <text:tab/><text:line-break/> <text:tab/>li $v0, 4 <text:line-break/><text:tab/>la $a0, space <text:line-break/><text:tab/>syscall<text:line-break/><text:tab/>j mov<text:line-break/>out1:<text:line-break/><text:tab/>beq $20, $11, exit<text:line-break/><text:tab/>j p1 <text:s/><text:line-break/>p1:<text:line-break/><text:tab/>li $v0, 1<text:line-break/> <text:s text:c="3"/><text:tab/>move $a0, $11<text:line-break/> <text:tab/>syscall <text:line-break/><text:tab/>j exit <text:line-break/>out2:<text:line-break/><text:tab/>beq $20, $10, exit<text:line-break/><text:tab/>j p2 <text:s/><text:line-break/>p2:<text:tab/><text:line-break/><text:tab/>li $v0, 1<text:line-break/> <text:s text:c="3"/><text:tab/>move $a0, $11<text:line-break/> <text:tab/>syscall<text:line-break/> <text:tab/>j exit <text:line-break/> <text:tab/><text:line-break/>exit:<text:tab/></text:p>
      <text:p text:style-name="P14"><text:span text:style-name="T1">_________________</text:span><text:span text:style-name="T6">=== </text:span><text:span text:style-name="T5">Questão 49 </text:span><text:span text:style-name="T6">===</text:span></text:p>
      <text:p text:style-name="P14"><text:span text:style-name="T1"><text:s/></text:span>.text<text:line-break/><text:line-break/>main:<text:line-break/><text:tab/><text:tab/>addi $10, $0, 2 <text:line-break/><text:tab/><text:tab/>addi $9, $0, 3 <text:line-break/><text:tab/><text:tab/>addi $20, $0 , 5 <text:line-break/><text:tab/><text:tab/>addi $11, $0, 100<text:line-break/><text:tab/><text:tab/><text:line-break/>while: <text:line-break/><text:tab/><text:tab/>addi $15, $15, 1 <text:tab/><text:line-break/><text:tab/><text:tab/>li $v0, 5 <text:line-break/><text:tab/><text:tab/>syscall <text:line-break/><text:tab/><text:tab/>move $8, $v0<text:line-break/><text:tab/><text:tab/><text:line-break/><text:tab/><text:tab/>div $8, $9 <text:line-break/><text:tab/><text:tab/>mflo $22 <text:line-break/><text:tab/><text:tab/><text:line-break/><text:tab/><text:tab/>mult $8, $10<text:line-break/><text:tab/><text:tab/>mflo $21 <text:line-break/><text:tab/><text:tab/>div $21, $11 <text:line-break/><text:tab/><text:tab/>mflo $21 <text:line-break/><text:tab/><text:tab/>add $8, $8, $21 <text:line-break/><text:tab/><text:tab/><text:line-break/><text:tab/><text:tab/><text:line-break/><text:tab/><text:tab/><text:line-break/><text:tab/><text:tab/>mult $22, $10 <text:line-break/><text:tab/><text:tab/>mflo $23 <text:line-break/><text:tab/><text:tab/>div $23, $11 <text:line-break/><text:tab/><text:tab/>mflo $23 <text:line-break/><text:tab/><text:tab/>add $22, $22, $23 <text:line-break/><text:tab/><text:tab/><text:line-break/><text:tab/><text:tab/>bgt <text:s/>$22, $8, exit <text:line-break/><text:tab/><text:tab/>j while <text:line-break/><text:line-break/>exit: </text:p>
      <text:p text:style-name="P14">_________________<text:span text:style-name="T6">===</text:span><text:span text:style-name="T12"> </text:span><text:span text:style-name="T5">Questão 50 </text:span><text:span text:style-name="T6">===</text:span></text:p>
      <text:p text:style-name="P14">main: addi $8, $zero, 150<text:line-break/><text:tab/>addi $9, $zero, 110<text:line-break/><text:line-break/>cond:<text:tab/>addi $10, $10, 1<text:line-break/><text:soft-page-break/><text:tab/>addi $8, $8, 2<text:line-break/><text:tab/>addi $9, $9, 3<text:line-break/><text:tab/>bgt $9, $8, ze<text:line-break/><text:tab/>j cond<text:line-break/>ze:<text:tab/>li $v0, 1<text:line-break/><text:tab/>move $a0, $10<text:line-break/><text:tab/>syscall</text:p>
      <text:p text:style-name="P14">_________________<text:span text:style-name="T6">===</text:span><text:span text:style-name="T12"> </text:span><text:span text:style-name="T5">Questão 51 </text:span><text:span text:style-name="T6">===</text:span></text:p>
      <text:p text:style-name="P11">main:<text:tab/>addi $8, $8, 1<text:tab/>#contador<text:line-break/><text:tab/>addi $9, $zero, 2000<text:line-break/><text:tab/>addi $10, $10, 30<text:line-break/>mov:<text:line-break/><text:tab/>add $10, $10, $10<text:line-break/><text:tab/>beq $8, 23, exit<text:line-break/><text:tab/>j mov<text:line-break/>exit:<text:line-break/><text:tab/>add $12, $9, $10</text:p>
      <text:p text:style-name="P14">_________________</text:p>
      <text:p text:style-name="P3"><text:span text:style-name="T12">=== </text:span>Questão 52 <text:span text:style-name="T12">===</text:span></text:p>
      <text:p text:style-name="P12">main: addi $8, $zero, 150<text:line-break/><text:tab/>addi $9, $zero, 110<text:line-break/><text:line-break/>cond:<text:tab/>addi $10, $10, 1<text:line-break/><text:tab/>addi $8, $8, 2<text:line-break/><text:tab/>addi $9, $9, 3<text:line-break/><text:tab/>bgt $9, $8, ze<text:line-break/><text:tab/>j cond<text:line-break/>ze:<text:tab/>li $v0, 1<text:line-break/><text:tab/>move $a0, $10<text:line-break/><text:tab/>syscall</text:p>
      <text:p text:style-name="P14">_________________<text:span text:style-name="T6">===</text:span><text:span text:style-name="T12"> </text:span><text:span text:style-name="T5">Questão 53 </text:span><text:span text:style-name="T6">===</text:span></text:p>
      <text:p text:style-name="P12">main: addi $8, $zero, 150<text:line-break/><text:tab/>addi $9, $zero, 110<text:line-break/><text:line-break/>cond:<text:tab/>addi $10, $10, 1<text:line-break/><text:tab/>addi $8, $8, 2<text:line-break/><text:tab/>addi $9, $9, 3<text:line-break/><text:tab/>bgt $9, $8, ze<text:line-break/><text:tab/>j cond<text:line-break/>ze:<text:tab/>li $v0, 1<text:line-break/><text:tab/>move $a0, $10<text:line-break/><text:tab/>syscall</text:p>
      <text:p text:style-name="P14">_________________</text:p>
      <text:p text:style-name="P3"><text:span text:style-name="T12">=== </text:span>Questão 54 <text:span text:style-name="T12">===</text:span></text:p>
      <text:p text:style-name="P11">.data<text:line-break/>msg: .asciiz "Digite um numero: "<text:line-break/>primo: .asciiz "O valor é primo"<text:line-break/>nprimo: .asciiz "O valor não é primo"<text:line-break/>.text<text:line-break/><text:line-break/>main: addi $10, $0, 1<text:line-break/> <text:s text:c="5"/>addi $11, $0, 2<text:line-break/> <text:s text:c="5"/>addi $12, $0, 1<text:line-break/> <text:s text:c="5"/>li $v0, 4<text:line-break/> <text:s text:c="5"/>la $a0, msg<text:line-break/> <text:s text:c="5"/>syscall<text:line-break/> <text:s text:c="5"/>li $v0, 5<text:line-break/> <text:s text:c="5"/>syscall<text:line-break/> <text:s text:c="5"/>move $8, $v0<text:line-break/> <text:s text:c="5"/>add $9, $0, $8<text:line-break/> <text:s text:c="5"/><text:line-break/> <text:s text:c="5"/>j verificador<text:line-break/> <text:s text:c="5"/><text:line-break/>contador: addi $10, $10, 1<text:line-break/><text:line-break/>verificacaop: blt $10, $8, verificadorprimo<text:line-break/><text:tab/> <text:s text:c="5"/>j primov<text:line-break/>verificadorprimo: bgt $8, $12, divsao<text:line-break/><text:tab/><text:tab/> <text:s/>j contador<text:line-break/>divsao: div $8, $10<text:line-break/><text:tab/>mfhi $15<text:line-break/><text:tab/>beq $15, $0, nprimov<text:line-break/><text:tab/>beq $10, $8, primov<text:line-break/><text:tab/>j contador<text:line-break/><text:line-break/>verificador: bgt $8, $11, verificadorpar<text:line-break/><text:tab/> <text:s text:c="4"/>j primov<text:line-break/><text:tab/><text:line-break/>verificadorpar: div $8, $11<text:line-break/><text:tab/><text:tab/>mfhi $15<text:line-break/><text:tab/><text:tab/>beq $15, $0, nprimov<text:line-break/><text:tab/><text:tab/>j contador<text:line-break/><text:tab/><text:line-break/>nprimov: li $v0, 4<text:line-break/><text:tab/> la $a0, nprimo<text:line-break/><text:tab/> syscall<text:line-break/><text:tab/> j exit<text:line-break/><text:tab/> <text:line-break/>primov: li $v0, 4<text:line-break/> <text:s text:c="7"/>la $a0, primo<text:line-break/> <text:s text:c="7"/>syscall<text:line-break/> <text:s text:c="7"/>j exit<text:line-break/>exit:</text:p>
      <text:p text:style-name="P11">_________________<text:span text:style-name="T6">===</text:span><text:span text:style-name="T12"> </text:span><text:span text:style-name="T1">Questão 55 </text:span><text:span text:style-name="T6">===</text:span><text:span text:style-name="T1"> </text:span></text:p>
      <text:p text:style-name="P11">.data<text:line-break/>msg: .asciiz "Digite um valor: "<text:line-break/>msgsum: .asciiz "O valor da soma de todos os primos anteriores ao valor digitado (incluindo ele mesmo, se ele for primo): "<text:line-break/>.text<text:line-break/><text:line-break/>main: addi $10, $0, 2<text:line-break/> <text:s text:c="5"/>addi $12, $0, 1<text:line-break/> <text:s text:c="5"/>addi $11, $0, 1<text:line-break/> <text:s text:c="5"/>addi $13, $0, 1<text:line-break/> <text:s text:c="5"/>li $v0, 4<text:line-break/> <text:s text:c="5"/>la $a0, msg<text:line-break/> <text:s text:c="5"/>syscall<text:line-break/> <text:s text:c="5"/>li $v0, 5<text:line-break/> <text:s text:c="5"/>syscall<text:line-break/> <text:s text:c="5"/>move $8, $v0<text:line-break/> <text:s text:c="5"/>j verificacao<text:line-break/> <text:s text:c="5"/><text:line-break/>contador: addi $11, $11, 1<text:line-break/><text:tab/> <text:s/>j verificacao<text:line-break/><text:line-break/>funcao: bgt $11, $8, fim<text:line-break/> <text:s text:c="7"/>div $11, $10<text:line-break/><text:tab/>mfhi $15<text:line-break/><text:tab/>beq $15, $0, contador<text:line-break/><text:tab/>j funcaodois<text:line-break/><text:tab/><text:line-break/> <text:s text:c="5"/><text:line-break/>verificacao: beq $11, $12, soma<text:line-break/><text:tab/> <text:s text:c="4"/>beq $11, $10, soma<text:line-break/><text:tab/> <text:s text:c="4"/>bgt $11, $10, funcaodois<text:line-break/><text:tab/> <text:s text:c="4"/>j contador<text:line-break/><text:tab/> <text:s text:c="4"/><text:line-break/>contadordois: addi $13, $13, 1<text:tab/> <text:s text:c="4"/><text:line-break/>funcaodois: beq $13, $12, contadordois<text:line-break/><text:tab/> <text:s text:c="3"/>j divsao<text:line-break/>divsao: div $11, $13<text:line-break/><text:tab/>mfhi $16<text:line-break/><text:tab/>beq $11, $8, fim<text:line-break/><text:tab/>beq $11, $13, soma<text:line-break/><text:tab/>beq $16, $0, contador<text:line-break/><text:tab/>j contadordois<text:line-break/><text:line-break/><text:line-break/>soma: add $18, $18, $11<text:line-break/> <text:s text:c="5"/>beq $11, $8, fim<text:line-break/> <text:s text:c="5"/>addi $13, $0, 1<text:line-break/> <text:s text:c="5"/>j contador<text:line-break/> <text:line-break/>fim: li $v0, 4<text:line-break/> <text:s text:c="4"/>la $a0, msgsum<text:line-break/> <text:s text:c="4"/>syscall<text:line-break/> <text:s text:c="4"/>li $v0, 1<text:line-break/> <text:s text:c="4"/>move $a0, $18<text:line-break/> <text:s text:c="4"/>syscall<text:line-break/> <text:s text:c="4"/>j exit<text:line-break/><text:line-break/>exit:</text:p>
      <text:p text:style-name="P11">_________________<text:span text:style-name="T6">===</text:span><text:span text:style-name="T12"> </text:span><text:span text:style-name="T1">Questão 56 </text:span><text:span text:style-name="T6">===</text:span></text:p>
      <text:p text:style-name="P11">.data<text:line-break/>msgsum: .asciiz "O valor da soma de todos os primos anteriores de 2000: "<text:line-break/>.text<text:line-break/><text:line-break/>main: addi $10, $0, 2<text:line-break/> <text:s text:c="5"/>addi $12, $0, 1<text:line-break/><text:soft-page-break/> <text:s text:c="5"/>addi $11, $0, 1<text:line-break/> <text:s text:c="5"/>addi $13, $0, 1<text:line-break/> <text:s text:c="5"/>addi $8, $0, 2000<text:line-break/> <text:s text:c="5"/>j verificacao<text:line-break/> <text:s text:c="5"/><text:line-break/>contador: addi $11, $11, 1<text:line-break/><text:tab/> <text:s/>j verificacao<text:line-break/><text:line-break/>funcao: bgt $11, $8, fim<text:line-break/> <text:s text:c="7"/>div $11, $10<text:line-break/><text:tab/>mfhi $15<text:line-break/><text:tab/>beq $15, $0, contador<text:line-break/><text:tab/>j funcaodois<text:line-break/><text:tab/><text:line-break/> <text:s text:c="5"/><text:line-break/>verificacao: beq $11, $12, soma<text:line-break/><text:tab/> <text:s text:c="4"/>beq $11, $10, soma<text:line-break/><text:tab/> <text:s text:c="4"/>bgt $11, $10, funcaodois<text:line-break/><text:tab/> <text:s text:c="4"/>j contador<text:line-break/><text:tab/> <text:s text:c="4"/><text:line-break/>contadordois: addi $13, $13, 1<text:tab/> <text:s text:c="4"/><text:line-break/>funcaodois: beq $13, $12, contadordois<text:line-break/><text:tab/> <text:s text:c="3"/>j divsao<text:line-break/>divsao: div $11, $13<text:line-break/><text:tab/>mfhi $16<text:line-break/><text:tab/>beq $11, $8, fim<text:line-break/><text:tab/>beq $11, $13, soma<text:line-break/><text:tab/>beq $16, $0, contador<text:line-break/><text:tab/>j contadordois<text:line-break/><text:line-break/><text:line-break/>soma: add $18, $18, $11<text:line-break/> <text:s text:c="5"/>beq $11, $8, fim<text:line-break/> <text:s text:c="5"/>addi $13, $0, 1<text:line-break/> <text:s text:c="5"/>j contador<text:line-break/> <text:line-break/>fim: li $v0, 4<text:line-break/> <text:s text:c="4"/>la $a0, msgsum<text:line-break/> <text:s text:c="4"/>syscall<text:line-break/> <text:s text:c="4"/>li $v0, 1<text:line-break/> <text:s text:c="4"/>move $a0, $18<text:line-break/> <text:s text:c="4"/>syscall<text:line-break/> <text:s text:c="4"/>j exit<text:line-break/><text:line-break/>exit:<text:line-break/>_________________<text:span text:style-name="T6">===</text:span><text:span text:style-name="T12"> </text:span><text:span text:style-name="T1">Questão 56 </text:span><text:span text:style-name="T6">===</text:span><text:span text:style-name="T1"> </text:span></text:p>
      <text:p text:style-name="P11">.data<text:line-break/>msgsum: .asciiz "O valor da soma de todos os primos anteriores de 2000: "<text:line-break/>.text<text:line-break/><text:line-break/>main: addi $10, $0, 2<text:line-break/> <text:s text:c="5"/>addi $12, $0, 1<text:line-break/> <text:s text:c="5"/>addi $11, $0, 1<text:line-break/> <text:s text:c="5"/>addi $13, $0, 1<text:line-break/> <text:s text:c="5"/>addi $8, $0, 2000<text:line-break/> <text:s text:c="5"/>j verificacao<text:line-break/> <text:s text:c="5"/><text:line-break/>contador: addi $11, $11, 1<text:line-break/><text:tab/> <text:s/>j verificacao<text:line-break/><text:line-break/>funcao: bgt $11, $8, fim<text:line-break/> <text:s text:c="7"/>div $11, $10<text:line-break/><text:tab/>mfhi $15<text:line-break/><text:tab/>beq $15, $0, contador<text:line-break/><text:tab/>j funcaodois<text:line-break/><text:tab/><text:line-break/> <text:s text:c="5"/><text:line-break/>verificacao: beq $11, $12, soma<text:line-break/><text:tab/> <text:s text:c="4"/>beq $11, $10, soma<text:line-break/><text:tab/> <text:s text:c="4"/>bgt $11, $10, funcaodois<text:line-break/><text:tab/> <text:s text:c="4"/>j contador<text:line-break/><text:tab/> <text:s text:c="4"/><text:line-break/>contadordois: addi $13, $13, 1<text:tab/> <text:s text:c="4"/><text:line-break/>funcaodois: beq $13, $12, contadordois<text:line-break/><text:tab/> <text:s text:c="3"/>j divsao<text:line-break/>divsao: div $11, $13<text:line-break/><text:tab/>mfhi $16<text:line-break/><text:tab/>beq $11, $8, fim<text:line-break/><text:tab/>beq $11, $13, soma<text:line-break/><text:tab/>beq $16, $0, contador<text:line-break/><text:tab/>j contadordois<text:line-break/><text:line-break/><text:line-break/>soma: add $18, $18, $11<text:line-break/> <text:s text:c="5"/>beq $11, $8, fim<text:line-break/> <text:s text:c="5"/>addi $13, $0, 1<text:line-break/> <text:s text:c="5"/>j contador<text:line-break/> <text:line-break/>fim: li $v0, 4<text:line-break/> <text:s text:c="4"/>la $a0, msgsum<text:line-break/> <text:s text:c="4"/>syscall<text:line-break/> <text:s text:c="4"/>li $v0, 1<text:line-break/> <text:s text:c="4"/>move $a0, $18<text:line-break/> <text:s text:c="4"/>syscall<text:line-break/> <text:s text:c="4"/>j exit<text:line-break/><text:line-break/>exit:<text:line-break/>_________________<text:span text:style-name="T6">===</text:span><text:span text:style-name="T12"> </text:span><text:span text:style-name="T1">Questão 57 </text:span><text:span text:style-name="T6">===</text:span></text:p>
      <text:p text:style-name="P11">.data<text:line-break/>numum: .asciiz "Num1: "<text:line-break/>numdois: .asciiz "Num2: "<text:line-break/>msgsum: .asciiz "A quantidade de numeros primos existentes no intervalo entre num1 e num2 é de: "<text:line-break/>.text<text:line-break/><text:line-break/>main: li $v0, 4<text:line-break/> <text:s text:c="5"/>la $a0, numum<text:line-break/> <text:s text:c="5"/>syscall<text:line-break/> <text:s text:c="5"/>li $v0, 5<text:line-break/> <text:s text:c="5"/>syscall<text:line-break/> <text:s text:c="5"/>move $11, $v0<text:line-break/> <text:s text:c="5"/>li $v0, 4<text:line-break/> <text:s text:c="5"/>la $a0, numdois<text:line-break/> <text:s text:c="5"/>syscall<text:line-break/> <text:s text:c="5"/>li $v0, 5<text:line-break/> <text:s text:c="5"/>syscall<text:line-break/> <text:s text:c="5"/>move $8, $v0<text:line-break/> <text:s text:c="5"/>addi $10, $0, 2<text:line-break/> <text:s text:c="5"/>addi $12, $0, 1<text:line-break/> <text:s text:c="5"/>addi $13, $0, 1<text:line-break/> <text:s text:c="5"/>addi $21, $0, 0<text:line-break/> <text:s text:c="5"/>j verificacao<text:line-break/> <text:s text:c="5"/><text:line-break/>contador: addi $11, $11, 1<text:line-break/><text:tab/> <text:s/>j verificacao<text:line-break/><text:line-break/>funcao: bgt $11, $8, fim<text:line-break/> <text:s text:c="7"/>div $11, $10<text:line-break/><text:tab/>mfhi $15<text:line-break/><text:tab/>beq $15, $0, contador<text:line-break/><text:tab/>j funcaodois<text:line-break/><text:tab/><text:line-break/> <text:s text:c="5"/><text:line-break/>verificacao: beq $11, $12, soma<text:line-break/><text:tab/> <text:s text:c="4"/>beq $11, $10, soma<text:line-break/><text:tab/> <text:s text:c="4"/>bgt $11, $10, funcaodois<text:line-break/><text:tab/> <text:s text:c="4"/>j contador<text:line-break/><text:tab/> <text:s text:c="4"/><text:line-break/>contadordois: addi $13, $13, 1<text:tab/> <text:s text:c="4"/><text:line-break/>funcaodois: beq $13, $12, contadordois<text:line-break/><text:tab/> <text:s text:c="3"/>j divsao<text:line-break/>divsao: div $11, $13<text:line-break/><text:tab/>mfhi $16<text:line-break/><text:tab/>beq $11, $8, fim<text:line-break/><text:tab/>beq $11, $13, soma<text:line-break/><text:tab/>beq $16, $0, contador<text:line-break/><text:tab/>j contadordois<text:line-break/><text:line-break/><text:line-break/>soma: addi $21, $21, 1<text:line-break/> <text:s text:c="5"/>add $18, $18, $11<text:line-break/> <text:s text:c="5"/>beq $11, $8, fim<text:line-break/> <text:s text:c="5"/>addi $13, $0, 1<text:line-break/> <text:s text:c="5"/>j contador<text:line-break/> <text:line-break/>fim: li $v0, 4<text:line-break/> <text:s text:c="4"/>la $a0, msgsum<text:line-break/> <text:s text:c="4"/>syscall<text:line-break/> <text:s text:c="4"/>li $v0, 1<text:line-break/> <text:s text:c="4"/>move $a0, $21<text:line-break/> <text:s text:c="4"/>syscall<text:line-break/><text:soft-page-break/> <text:s text:c="4"/>j exit<text:line-break/><text:line-break/>exit:<text:line-break/>_________________<text:span text:style-name="T6">===</text:span><text:span text:style-name="T12"> </text:span><text:span text:style-name="T1">Questão 58 </text:span><text:span text:style-name="T6">===</text:span></text:p>
      <text:p text:style-name="P11">.data<text:line-break/>numum: .asciiz "Num1: "<text:line-break/>numdois: .asciiz "Num2: "<text:line-break/>msgsum: .asciiz "O valor da soma de todos os numeros primos no intervalo entre num1 e num2 é de: "<text:line-break/>.text<text:line-break/><text:line-break/>main: li $v0, 4<text:line-break/> <text:s text:c="5"/>la $a0, numum<text:line-break/> <text:s text:c="5"/>syscall<text:line-break/> <text:s text:c="5"/>li $v0, 5<text:line-break/> <text:s text:c="5"/>syscall<text:line-break/> <text:s text:c="5"/>move $11, $v0<text:line-break/> <text:s text:c="5"/>li $v0, 4<text:line-break/> <text:s text:c="5"/>la $a0, numdois<text:line-break/> <text:s text:c="5"/>syscall<text:line-break/> <text:s text:c="5"/>li $v0, 5<text:line-break/> <text:s text:c="5"/>syscall<text:line-break/> <text:s text:c="5"/>move $8, $v0<text:line-break/> <text:s text:c="5"/>addi $10, $0, 2<text:line-break/> <text:s text:c="5"/>addi $12, $0, 1<text:line-break/> <text:s text:c="5"/>addi $13, $0, 1<text:line-break/> <text:s text:c="5"/>j verificacao<text:line-break/> <text:s text:c="5"/><text:line-break/>contador: addi $11, $11, 1<text:line-break/><text:tab/> <text:s/>j verificacao<text:line-break/><text:line-break/>funcao: bgt $11, $8, fim<text:line-break/> <text:s text:c="7"/>div $11, $10<text:line-break/><text:tab/>mfhi $15<text:line-break/><text:tab/>beq $15, $0, contador<text:line-break/><text:tab/>j funcaodois<text:line-break/><text:tab/><text:line-break/> <text:s text:c="5"/><text:line-break/>verificacao: beq $11, $12, soma<text:line-break/><text:tab/> <text:s text:c="4"/>beq $11, $10, soma<text:line-break/><text:tab/> <text:s text:c="4"/>bgt $11, $10, funcaodois<text:line-break/><text:tab/> <text:s text:c="4"/>j contador<text:line-break/><text:tab/> <text:s text:c="4"/><text:line-break/>contadordois: addi $13, $13, 1<text:tab/> <text:s text:c="4"/><text:line-break/>funcaodois: beq $13, $12, contadordois<text:line-break/><text:tab/> <text:s text:c="3"/>j divsao<text:line-break/>divsao: div $11, $13<text:line-break/><text:tab/>mfhi $16<text:line-break/><text:tab/>beq $11, $8, fim<text:line-break/><text:tab/>beq $11, $13, soma<text:line-break/><text:tab/>beq $16, $0, contador<text:line-break/><text:tab/>j contadordois<text:line-break/><text:line-break/><text:line-break/>soma: add $18, $18, $11<text:line-break/> <text:s text:c="5"/>beq $11, $8, fim<text:line-break/> <text:s text:c="5"/>addi $13, $0, 1<text:line-break/> <text:s text:c="5"/>j contador<text:line-break/> <text:line-break/>fim: li $v0, 4<text:line-break/> <text:s text:c="4"/>la $a0, msgsum<text:line-break/> <text:s text:c="4"/>syscall<text:line-break/> <text:s text:c="4"/>li $v0, 1<text:line-break/> <text:s text:c="4"/>move $a0, $18<text:line-break/> <text:s text:c="4"/>syscall<text:line-break/> <text:s text:c="4"/>j exit<text:line-break/><text:line-break/>exit:</text:p>
      <text:p text:style-name="P11"><text:span text:style-name="T1">_________________</text:span><text:span text:style-name="T6">=== </text:span><text:span text:style-name="T1">Questão 59 </text:span><text:span text:style-name="T6">===</text:span></text:p>
      <text:p text:style-name="P13">.data <text:line-break/>msg: .asciiz ""<text:line-break/>space: .asciiz "\n"<text:line-break/>.text <text:line-break/><text:line-break/>main:<text:line-break/><text:tab/>li $v0, 5 <text:line-break/><text:tab/>syscall <text:line-break/><text:tab/>move $8, $v0 <text:line-break/><text:tab/><text:line-break/><text:tab/>li $v0, 5 <text:line-break/><text:tab/>syscall <text:line-break/><text:tab/>move $9, $v0<text:line-break/><text:tab/><text:line-break/><text:tab/>addi $10, $0, 1 <text:line-break/><text:tab/>addi $11, $0, 2<text:line-break/><text:tab/>addi $12, $0, 3<text:line-break/><text:tab/><text:line-break/><text:tab/>beq $9, $10, kmh<text:line-break/><text:tab/>j out<text:line-break/><text:tab/><text:line-break/>kmh:<text:line-break/><text:tab/>mult $8, $12 <text:s/><text:line-break/><text:tab/>mflo $14<text:line-break/><text:tab/><text:line-break/><text:tab/>li $v0, 1 <text:line-break/><text:tab/>move $a0, $14<text:line-break/><text:tab/>syscall <text:line-break/><text:tab/>j exit <text:s/><text:line-break/>out:<text:line-break/><text:tab/>beq $9, $11, ms <text:line-break/><text:tab/>j end<text:line-break/>ms: <text:tab/> <text:line-break/><text:tab/>div $8, $12<text:line-break/><text:tab/>mflo $14<text:line-break/><text:tab/> <text:line-break/><text:tab/>li $v0, 1 <text:line-break/><text:tab/>move $a0, $14<text:line-break/><text:tab/>syscall <text:line-break/><text:tab/>j exit <text:line-break/>end:<text:line-break/><text:tab/>beq $9, $12, exit <text:line-break/><text:tab/>j exit <text:line-break/>exit:</text:p>
      <text:p text:style-name="P11">_________________<text:span text:style-name="T6">===</text:span><text:span text:style-name="T12"> </text:span><text:span text:style-name="T1">Questão 60 </text:span><text:span text:style-name="T6">===</text:span></text:p>
      <text:p text:style-name="P11">.data<text:line-break/>msg1: .asciiz "Digite o primeiro número: "<text:line-break/>msg2: .asciiz "Digite o segundo número: "<text:line-break/>quebra: .asciiz "\n"<text:line-break/>.text<text:line-break/>main: <text:line-break/><text:tab/>#LER NUMERO 1<text:tab/><text:line-break/><text:tab/>li $v0, 4<text:line-break/><text:tab/>la $a0, msg1<text:line-break/><text:tab/>syscall<text:line-break/><text:tab/>li $v0, 5<text:line-break/><text:tab/>syscall<text:line-break/><text:tab/>move $t0, $v0<text:line-break/><text:tab/>#LER NUMERO 2<text:line-break/><text:tab/>li $v0, 4 <text:line-break/><text:tab/>la $a0, msg2<text:line-break/><text:tab/>syscall<text:line-break/><text:tab/>li $v0, 5<text:line-break/><text:tab/>syscall<text:line-break/><text:tab/>move $t1, $v0<text:line-break/><text:tab/>#SOMA:<text:line-break/><text:tab/>add $t2, $t0, $t1<text:line-break/><text:tab/>add $a0, $zero, $t2<text:line-break/><text:tab/>addi $v0, $zero, 1<text:line-break/><text:tab/>syscall<text:line-break/><text:tab/>li $v0, 4 <text:line-break/><text:tab/>la $a0, quebra<text:line-break/><text:tab/>syscall<text:line-break/><text:tab/>#QUANTIDADE DE NUMEROS DIGITADOS:<text:line-break/><text:line-break/><text:tab/>#MEDIA:<text:line-break/><text:tab/>div $t4, $t2, 2<text:line-break/><text:tab/>add $a0, $zero, $t4<text:line-break/><text:tab/>addi $v0, $zero, 1<text:line-break/><text:tab/>syscall<text:line-break/><text:tab/>li $v0, 4 <text:line-break/><text:tab/>la $a0, quebra<text:line-break/><text:tab/>syscall<text:line-break/><text:tab/>#MAIOR:<text:line-break/><text:tab/>bgt $t0, $t1, CASO2<text:line-break/><text:tab/>j CASO1<text:line-break/><text:tab/>CASO2 : <text:s text:c="3"/><text:line-break/><text:tab/>add $a0, $zero, $t1<text:line-break/><text:tab/>addi $v0, $zero, 1 <text:s text:c="2"/><text:line-break/><text:tab/>syscall<text:line-break/><text:tab/>j CONTINUE<text:line-break/><text:tab/>CASO1: <text:line-break/><text:tab/>add $a0, $zero, $t0<text:line-break/><text:tab/>addi $v0, $zero, 1 <text:s text:c="2"/><text:line-break/><text:tab/>syscall<text:line-break/><text:tab/>j CONTINUE<text:line-break/><text:tab/>CONTINUE:<text:line-break/><text:tab/>li $v0, 4 <text:line-break/><text:soft-page-break/><text:tab/>la $a0, quebra<text:line-break/><text:tab/>syscall<text:line-break/><text:tab/>#MENOR:<text:line-break/><text:tab/>bgt $t0, $t1, CASO22<text:line-break/><text:tab/>j CASO11<text:line-break/><text:tab/>CASO22 : <text:s text:c="3"/><text:line-break/><text:tab/>add $a0, $zero, $t0<text:line-break/><text:tab/>addi $v0, $zero, 1 <text:s text:c="2"/><text:line-break/><text:tab/>syscall<text:line-break/><text:tab/>j CONTINUE<text:line-break/><text:tab/>CASO11: <text:line-break/><text:tab/>add $a0, $zero, $t1<text:line-break/><text:tab/>addi $v0, $zero, 1 <text:s text:c="2"/><text:line-break/><text:tab/>syscall<text:line-break/><text:tab/>j CONTINUEE<text:line-break/><text:tab/>CONTINUEE:<text:line-break/><text:tab/>li $v0, 4 <text:line-break/><text:tab/>la $a0, quebra<text:line-break/><text:tab/>syscall<text:line-break/><text:tab/>#MEDIA 2:<text:line-break/><text:tab/>div $t7, $t2, 2<text:line-break/><text:tab/>add $a0, $zero, $t7<text:line-break/><text:tab/>addi $v0, $zero, 1<text:line-break/><text:tab/>syscall</text:p>
      <text:p text:style-name="P11">________________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4" fo:column-gap="0cm">
          <style:column-sep style:width="0.009cm" style:color="#000000" style:height="100%" style:style="solid"/>
          <style:column style:rel-width="16383*" fo:start-indent="0cm" fo:end-indent="0cm"/>
          <style:column style:rel-width="16383*" fo:start-indent="0cm" fo:end-indent="0cm"/>
          <style:column style:rel-width="16383*" fo:start-indent="0cm" fo:end-indent="0cm"/>
          <style:column style:rel-width="16386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5T21:17:36.986000000</meta:creation-date>
    <dc:date>2019-08-15T22:56:31.271000000</dc:date>
    <meta:editing-duration>PT1H15M11S</meta:editing-duration>
    <meta:editing-cycles>11</meta:editing-cycles>
    <meta:generator>LibreOffice/6.2.3.2$Windows_X86_64 LibreOffice_project/aecc05fe267cc68dde00352a451aa867b3b546ac</meta:generator>
    <meta:print-date>2019-08-15T22:58:15.616000000</meta:print-date>
    <meta:document-statistic meta:table-count="0" meta:image-count="0" meta:object-count="0" meta:page-count="17" meta:paragraph-count="134" meta:word-count="6817" meta:character-count="40050" meta:non-whitespace-character-count="26789"/>
  </office:meta>
</office:document-meta>
</file>